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2.91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31.5mm"/>
    </style:style>
    <style:style style:name="co7" style:family="table-column">
      <style:table-column-properties fo:break-before="auto" style:column-width="34.52mm"/>
    </style:style>
    <style:style style:name="co8" style:family="table-column">
      <style:table-column-properties fo:break-before="auto" style:column-width="45.91mm"/>
    </style:style>
    <style:style style:name="co9" style:family="table-column">
      <style:table-column-properties fo:break-before="auto" style:column-width="12.77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18.82mm"/>
    </style:style>
    <style:style style:name="co12" style:family="table-column">
      <style:table-column-properties fo:break-before="auto" style:column-width="17.3mm"/>
    </style:style>
    <style:style style:name="co13" style:family="table-column">
      <style:table-column-properties fo:break-before="auto" style:column-width="22.28mm"/>
    </style:style>
    <style:style style:name="co14" style:family="table-column">
      <style:table-column-properties fo:break-before="auto" style:column-width="12.56mm"/>
    </style:style>
    <style:style style:name="co15" style:family="table-column">
      <style:table-column-properties fo:break-before="auto" style:column-width="13.42mm"/>
    </style:style>
    <style:style style:name="co16" style:family="table-column">
      <style:table-column-properties fo:break-before="auto" style:column-width="16.44mm"/>
    </style:style>
    <style:style style:name="co17" style:family="table-column">
      <style:table-column-properties fo:break-before="auto" style:column-width="66.68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8.19mm"/>
    </style:style>
    <style:style style:name="co20" style:family="table-column">
      <style:table-column-properties fo:break-before="auto" style:column-width="66.04mm"/>
    </style:style>
    <style:style style:name="co21" style:family="table-column">
      <style:table-column-properties fo:break-before="auto" style:column-width="62.58mm"/>
    </style:style>
    <style:style style:name="co22" style:family="table-column">
      <style:table-column-properties fo:break-before="auto" style:column-width="36.04mm"/>
    </style:style>
    <style:style style:name="co23" style:family="table-column">
      <style:table-column-properties fo:break-before="auto" style:column-width="6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03"/>
    <style:style style:name="ce4" style:family="table-cell" style:parent-style-name="Default" style:data-style-name="N10003">
      <style:table-cell-properties fo:background-color="#99ff99"/>
    </style:style>
    <style:style style:name="ce5" style:family="table-cell" style:parent-style-name="Default" style:data-style-name="N10003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003">
      <style:table-cell-properties fo:background-color="#ffff66"/>
    </style:style>
    <style:style style:name="ce7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weak trans</text:p>
          </table:table-cell>
          <table:table-cell table:style-name="ce2" office:value-type="string" calcext:value-type="string">
            <text:p>minstates (wb/db)</text:p>
          </table:table-cell>
          <table:table-cell table:style-name="ce2" office:value-type="string" calcext:value-type="string">
            <text:p>gamemove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rel</text:p>
          </table:table-cell>
          <table:table-cell table:style-name="ce2" office:value-type="string" calcext:value-type="string">
            <text:p>db_bst</text:p>
          </table:table-cell>
        </table:table-row>
        <table:table-row table:style-name="ro1">
          <table:table-cell office:value-type="string" calcext:value-type="string">
            <text:p>alphabet.csv</text:p>
          </table:table-cell>
          <table:table-cell table:formula="of:=[summary_times.B2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summary_times.D2]" office:value-type="float" office:value="10537" calcext:value-type="float">
            <text:p>10,537</text:p>
          </table:table-cell>
        </table:table-row>
        <table:table-row table:style-name="ro1">
          <table:table-cell office:value-type="string" calcext:value-type="string">
            <text:p>bug1.csv</text:p>
          </table:table-cell>
          <table:table-cell table:formula="of:=[summary_times.B3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summary_times.D3]" office:value-type="float" office:value="7603" calcext:value-type="float">
            <text:p>7,603</text:p>
          </table:table-cell>
        </table:table-row>
        <table:table-row table:style-name="ro1">
          <table:table-cell office:value-type="string" calcext:value-type="string">
            <text:p>bug2.csv</text:p>
          </table:table-cell>
          <table:table-cell table:formula="of:=[summary_times.B4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summary_times.D4]" office:value-type="float" office:value="7767" calcext:value-type="float">
            <text:p>7,767</text:p>
          </table:table-cell>
        </table:table-row>
        <table:table-row table:style-name="ro1">
          <table:table-cell office:value-type="string" calcext:value-type="string">
            <text:p>contra-sim-1.csv</text:p>
          </table:table-cell>
          <table:table-cell table:formula="of:=[summary_times.B5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summary_times.D5]" office:value-type="float" office:value="8061" calcext:value-type="float">
            <text:p>8,061</text:p>
          </table:table-cell>
        </table:table-row>
        <table:table-row table:style-name="ro1">
          <table:table-cell office:value-type="string" calcext:value-type="string">
            <text:p>coupled-sim-1b.csv</text:p>
          </table:table-cell>
          <table:table-cell table:formula="of:=[summary_times.B6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summary_times.D6]" office:value-type="float" office:value="7958" calcext:value-type="float">
            <text:p>7,958</text:p>
          </table:table-cell>
        </table:table-row>
        <table:table-row table:style-name="ro1">
          <table:table-cell office:value-type="string" calcext:value-type="string">
            <text:p>coupled-sim-2.csv</text:p>
          </table:table-cell>
          <table:table-cell table:formula="of:=[summary_times.B7]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summary_times.D7]" office:value-type="float" office:value="7825" calcext:value-type="float">
            <text:p>7,825</text:p>
          </table:table-cell>
        </table:table-row>
        <table:table-row table:style-name="ro1">
          <table:table-cell office:value-type="string" calcext:value-type="string">
            <text:p>coupled-sim-phil.csv</text:p>
          </table:table-cell>
          <table:table-cell table:formula="of:=[summary_times.B8]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formula="of:=[summary_times.D8]" office:value-type="float" office:value="7886" calcext:value-type="float">
            <text:p>7,886</text:p>
          </table:table-cell>
        </table:table-row>
        <table:table-row table:style-name="ro1">
          <table:table-cell office:value-type="string" calcext:value-type="string">
            <text:p>diamond.csv</text:p>
          </table:table-cell>
          <table:table-cell table:formula="of:=[summary_times.B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summary_times.D9]" office:value-type="float" office:value="7507" calcext:value-type="float">
            <text:p>7,507</text:p>
          </table:table-cell>
        </table:table-row>
        <table:table-row table:style-name="ro1">
          <table:table-cell office:value-type="string" calcext:value-type="string">
            <text:p>ltbts.csv</text:p>
          </table:table-cell>
          <table:table-cell table:formula="of:=[summary_times.B10]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2599" calcext:value-type="float">
            <text:p>2,59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formula="of:=[summary_times.D10]" office:value-type="float" office:value="8237" calcext:value-type="float">
            <text:p>8,237</text:p>
          </table:table-cell>
        </table:table-row>
        <table:table-row table:style-name="ro1">
          <table:table-cell office:value-type="string" calcext:value-type="string">
            <text:p>sim-1.csv</text:p>
          </table:table-cell>
          <table:table-cell table:formula="of:=[summary_times.B11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summary_times.D11]" office:value-type="float" office:value="7954" calcext:value-type="float">
            <text:p>7,954</text:p>
          </table:table-cell>
        </table:table-row>
        <table:table-row table:style-name="ro1">
          <table:table-cell office:value-type="string" calcext:value-type="string">
            <text:p>weak-bisim-1.csv</text:p>
          </table:table-cell>
          <table:table-cell table:formula="of:=[summary_times.B12]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summary_times.D12]" office:value-type="float" office:value="7600" calcext:value-type="float">
            <text:p>7,600</text:p>
          </table:table-cell>
        </table:table-row>
        <table:table-row table:style-name="ro1">
          <table:table-cell office:value-type="string" calcext:value-type="string">
            <text:p>weak-bisim-2.csv</text:p>
          </table:table-cell>
          <table:table-cell table:formula="of:=[summary_times.B13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summary_times.D13]" office:value-type="float" office:value="7689" calcext:value-type="float">
            <text:p>7,689</text:p>
          </table:table-cell>
        </table:table-row>
        <table:table-row table:style-name="ro1">
          <table:table-cell office:value-type="string" calcext:value-type="string">
            <text:p>weak-bisim-2b.csv</text:p>
          </table:table-cell>
          <table:table-cell table:formula="of:=[summary_times.B14]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summary_times.D14]" office:value-type="float" office:value="7721" calcext:value-type="float">
            <text:p>7,721</text:p>
          </table:table-cell>
        </table:table-row>
        <table:table-row table:style-name="ro1">
          <table:table-cell office:value-type="string" calcext:value-type="string">
            <text:p>vasy_0_1.csv</text:p>
          </table:table-cell>
          <table:table-cell table:formula="of:=[summary_times.B15]" office:value-type="float" office:value="289" calcext:value-type="float">
            <text:p>289</text:p>
          </table:table-cell>
          <table:table-cell office:value-type="float" office:value="1224" calcext:value-type="float">
            <text:p>1,224</text:p>
          </table:table-cell>
          <table:table-cell office:value-type="float" office:value="52641" calcext:value-type="float">
            <text:p>52,64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summary_times.D15]" office:value-type="float" office:value="9975" calcext:value-type="float">
            <text:p>9,975</text:p>
          </table:table-cell>
        </table:table-row>
        <table:table-row table:style-name="ro1">
          <table:table-cell office:value-type="string" calcext:value-type="string">
            <text:p>vasy_1_4.csv</text:p>
          </table:table-cell>
          <table:table-cell table:formula="of:=[summary_times.B16]" office:value-type="float" office:value="1183" calcext:value-type="float">
            <text:p>1,183</text:p>
          </table:table-cell>
          <table:table-cell office:value-type="float" office:value="4464" calcext:value-type="float">
            <text:p>4,464</text:p>
          </table:table-cell>
          <table:table-cell office:value-type="float" office:value="637585" calcext:value-type="float">
            <text:p>637,58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summary_times.D16]" office:value-type="float" office:value="9555" calcext:value-type="float">
            <text:p>9,555</text:p>
          </table:table-cell>
        </table:table-row>
        <table:table-row table:style-name="ro1">
          <table:table-cell office:value-type="string" calcext:value-type="string">
            <text:p>vasy_5_9.csv</text:p>
          </table:table-cell>
          <table:table-cell table:formula="of:=[summary_times.B17]" office:value-type="float" office:value="5486" calcext:value-type="float">
            <text:p>5,486</text:p>
          </table:table-cell>
          <table:table-cell office:value-type="float" office:value="9676" calcext:value-type="float">
            <text:p>9,676</text:p>
          </table:table-cell>
          <table:table-cell office:value-type="float" office:value="1335325" calcext:value-type="float">
            <text:p>1,335,325</text:p>
          </table:table-cell>
          <table:table-cell office:value-type="float" office:value="112" calcext:value-type="float">
            <text:p>112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[summary_times.D17]" office:value-type="float" office:value="10599" calcext:value-type="float">
            <text:p>10,599</text:p>
          </table:table-cell>
        </table:table-row>
        <table:table-row table:style-name="ro1">
          <table:table-cell office:value-type="string" calcext:value-type="string">
            <text:p>cwi_1_2.csv</text:p>
          </table:table-cell>
          <table:table-cell table:formula="of:=[summary_times.B18]" office:value-type="float" office:value="1952" calcext:value-type="float">
            <text:p>1,952</text:p>
          </table:table-cell>
          <table:table-cell office:value-type="float" office:value="2387" calcext:value-type="float">
            <text:p>2,387</text:p>
          </table:table-cell>
          <table:table-cell office:value-type="float" office:value="593734" calcext:value-type="float">
            <text:p>593,734</text:p>
          </table:table-cell>
          <table:table-cell office:value-type="float" office:value="67" calcext:value-type="float">
            <text:p>67</text:p>
          </table:table-cell>
          <table:table-cell office:value-type="float" office:value="1559" calcext:value-type="float">
            <text:p>1,559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table:formula="of:=[summary_times.D18]" office:value-type="float" office:value="12864" calcext:value-type="float">
            <text:p>12,864</text:p>
          </table:table-cell>
        </table:table-row>
        <table:table-row table:style-name="ro1">
          <table:table-cell office:value-type="string" calcext:value-type="string">
            <text:p>cwi_3_14.csv</text:p>
          </table:table-cell>
          <table:table-cell table:formula="of:=[summary_times.B19]" office:value-type="float" office:value="3996" calcext:value-type="float">
            <text:p>3,996</text:p>
          </table:table-cell>
          <table:table-cell office:value-type="float" office:value="14552" calcext:value-type="float">
            <text:p>14,552</text:p>
          </table:table-cell>
          <table:table-cell office:value-type="float" office:value="15964021" calcext:value-type="float">
            <text:p>15,964,0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summary_times.D19]" office:value-type="float" office:value="18798" calcext:value-type="float">
            <text:p>18,798</text:p>
          </table:table-cell>
        </table:table-row>
        <table:table-row table:style-name="ro1">
          <table:table-cell office:value-type="string" calcext:value-type="string">
            <text:p>vasy_8_24.csv</text:p>
          </table:table-cell>
          <table:table-cell table:formula="of:=[summary_times.B20]" office:value-type="float" office:value="8879" calcext:value-type="float">
            <text:p>8,879</text:p>
          </table:table-cell>
          <table:table-cell office:value-type="float" office:value="24411" calcext:value-type="float">
            <text:p>24,411</text:p>
          </table:table-cell>
          <table:table-cell office:value-type="float" office:value="2615500" calcext:value-type="float">
            <text:p>2,615,500</text:p>
          </table:table-cell>
          <table:table-cell table:style-name="ce5" office:value-type="string" calcext:value-type="string">
            <text:p>169/170</text:p>
          </table:table-cell>
          <table:table-cell office:value-type="float" office:value="3199" calcext:value-type="float">
            <text:p>3,199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table:formula="of:=[summary_times.D20]" office:value-type="float" office:value="13058" calcext:value-type="float">
            <text:p>13,058</text:p>
          </table:table-cell>
        </table:table-row>
        <table:table-row table:style-name="ro1">
          <table:table-cell office:value-type="string" calcext:value-type="string">
            <text:p>vasy_8_38.csv</text:p>
          </table:table-cell>
          <table:table-cell table:formula="of:=[summary_times.B21]" office:value-type="float" office:value="8921" calcext:value-type="float">
            <text:p>8,921</text:p>
          </table:table-cell>
          <table:table-cell office:value-type="float" office:value="38424" calcext:value-type="float">
            <text:p>38,424</text:p>
          </table:table-cell>
          <table:table-cell office:value-type="float" office:value="46232423" calcext:value-type="float">
            <text:p>46,232,423</text:p>
          </table:table-cell>
          <table:table-cell office:value-type="float" office:value="193" calcext:value-type="float">
            <text:p>193</text:p>
          </table:table-cell>
          <table:table-cell office:value-type="float" office:value="2163" calcext:value-type="float">
            <text:p>2,16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[summary_times.D21]" office:value-type="float" office:value="9442" calcext:value-type="float">
            <text:p>9,442</text:p>
          </table:table-cell>
        </table:table-row>
        <table:table-row table:style-name="ro1">
          <table:table-cell office:value-type="string" calcext:value-type="string">
            <text:p>vasy_10_56.csv</text:p>
          </table:table-cell>
          <table:table-cell table:formula="of:=[summary_times.B22]" office:value-type="float" office:value="10849" calcext:value-type="float">
            <text:p>10,849</text:p>
          </table:table-cell>
          <table:table-cell office:value-type="float" office:value="56156" calcext:value-type="float">
            <text:p>56,156</text:p>
          </table:table-cell>
          <table:table-cell office:value-type="float" office:value="842087" calcext:value-type="float">
            <text:p>842,087</text:p>
          </table:table-cell>
          <table:table-cell office:value-type="float" office:value="2112" calcext:value-type="float">
            <text:p>2,112</text:p>
          </table:table-cell>
          <table:table-cell office:value-type="float" office:value="74269" calcext:value-type="float">
            <text:p>74,269</text:p>
          </table:table-cell>
          <table:table-cell office:value-type="float" office:value="2112" calcext:value-type="float">
            <text:p>2,112</text:p>
          </table:table-cell>
          <table:table-cell office:value-type="float" office:value="3932" calcext:value-type="float">
            <text:p>3,932</text:p>
          </table:table-cell>
          <table:table-cell table:formula="of:=[summary_times.D22]" office:value-type="float" office:value="29837" calcext:value-type="float">
            <text:p>29,837</text:p>
          </table:table-cell>
        </table:table-row>
        <table:table-row table:style-name="ro1">
          <table:table-cell office:value-type="string" calcext:value-type="string">
            <text:p>vasy_25_25.csv</text:p>
          </table:table-cell>
          <table:table-cell table:formula="of:=[summary_times.B23]" office:value-type="float" office:value="25217" calcext:value-type="float">
            <text:p>25,217</text:p>
          </table:table-cell>
          <table:table-cell office:value-type="float" office:value="25216" calcext:value-type="float">
            <text:p>25,216</text:p>
          </table:table-cell>
          <table:table-cell office:value-type="float" office:value="50433" calcext:value-type="float">
            <text:p>50,433</text:p>
          </table:table-cell>
          <table:table-cell office:value-type="float" office:value="25217" calcext:value-type="float">
            <text:p>25,217</text:p>
          </table:table-cell>
          <table:table-cell office:value-type="float" office:value="126083" calcext:value-type="float">
            <text:p>126,083</text:p>
          </table:table-cell>
          <table:table-cell table:number-columns-repeated="2" office:value-type="float" office:value="25217" calcext:value-type="float">
            <text:p>25,217</text:p>
          </table:table-cell>
          <table:table-cell table:formula="of:=[summary_times.D23]" office:value-type="float" office:value="243096" calcext:value-type="float">
            <text:p>243,096</text:p>
          </table:table-cell>
        </table:table-row>
      </table:table>
      <table:table table:name="summary_sizes" table:style-name="ta1">
        <table:table-column table:style-name="co2" table:default-cell-style-name="Default"/>
        <table:table-column table:style-name="co2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row table:style-name="ro1">
          <table:table-cell table:formula="of:=[db_bst.A1]" office:value-type="string" office:string-value="sample" calcext:value-type="string">
            <text:p>sample</text:p>
          </table:table-cell>
          <table:table-cell table:style-name="Default" table:formula="of:=[db_bst.B1]" office:value-type="string" office:string-value="states" calcext:value-type="string">
            <text:p>states</text:p>
          </table:table-cell>
          <table:table-cell table:style-name="Default" office:value-type="string" calcext:value-type="string">
            <text:p>db weak trans</text:p>
          </table:table-cell>
          <table:table-cell table:style-name="Default" office:value-type="string" calcext:value-type="string">
            <text:p>weak trans</text:p>
          </table:table-cell>
          <table:table-cell table:style-name="Default" office:value-type="string" calcext:value-type="string">
            <text:p>game moves</text:p>
          </table:table-cell>
          <table:table-cell table:style-name="Default" office:value-type="string" calcext:value-type="string">
            <text:p>game moves bst</text:p>
          </table:table-cell>
        </table:table-row>
        <table:table-row table:style-name="ro1">
          <table:table-cell table:formula="of:=[db_bst.A2]" office:value-type="string" office:string-value="alphabet.csv" calcext:value-type="string">
            <text:p>alphabet.csv</text:p>
          </table:table-cell>
          <table:table-cell table:formula="of:=[db_bst.B2]" office:value-type="float" office:value="25" calcext:value-type="float">
            <text:p>25</text:p>
          </table:table-cell>
          <table:table-cell table:formula="of:=[db_bst.D2]" office:value-type="float" office:value="49" calcext:value-type="float">
            <text:p>49</text:p>
          </table:table-cell>
          <table:table-cell table:formula="of:=[wb_bst.D2]" office:value-type="float" office:value="49" calcext:value-type="float">
            <text:p>49</text:p>
          </table:table-cell>
          <table:table-cell table:formula="of:=[db_none.H2]" office:value-type="float" office:value="3051" calcext:value-type="float">
            <text:p>3,051</text:p>
          </table:table-cell>
          <table:table-cell table:formula="of:=[db_bst.H2]" office:value-type="float" office:value="123" calcext:value-type="float">
            <text:p>123</text:p>
          </table:table-cell>
        </table:table-row>
        <table:table-row table:style-name="ro1">
          <table:table-cell table:formula="of:=[db_bst.A3]" office:value-type="string" office:string-value="bug1.csv" calcext:value-type="string">
            <text:p>bug1.csv</text:p>
          </table:table-cell>
          <table:table-cell table:formula="of:=[db_bst.B3]" office:value-type="float" office:value="5" calcext:value-type="float">
            <text:p>5</text:p>
          </table:table-cell>
          <table:table-cell table:formula="of:=[db_bst.D3]" office:value-type="float" office:value="14" calcext:value-type="float">
            <text:p>14</text:p>
          </table:table-cell>
          <table:table-cell table:formula="of:=[wb_bst.D3]" office:value-type="float" office:value="14" calcext:value-type="float">
            <text:p>14</text:p>
          </table:table-cell>
          <table:table-cell table:formula="of:=[db_none.H3]" office:value-type="float" office:value="74" calcext:value-type="float">
            <text:p>74</text:p>
          </table:table-cell>
          <table:table-cell table:formula="of:=[db_bst.H3]" office:value-type="float" office:value="20" calcext:value-type="float">
            <text:p>20</text:p>
          </table:table-cell>
        </table:table-row>
        <table:table-row table:style-name="ro1">
          <table:table-cell table:formula="of:=[db_bst.A4]" office:value-type="string" office:string-value="bug2.csv" calcext:value-type="string">
            <text:p>bug2.csv</text:p>
          </table:table-cell>
          <table:table-cell table:formula="of:=[db_bst.B4]" office:value-type="float" office:value="5" calcext:value-type="float">
            <text:p>5</text:p>
          </table:table-cell>
          <table:table-cell table:formula="of:=[db_bst.D4]" office:value-type="float" office:value="17" calcext:value-type="float">
            <text:p>17</text:p>
          </table:table-cell>
          <table:table-cell table:formula="of:=[wb_bst.D4]" office:value-type="float" office:value="17" calcext:value-type="float">
            <text:p>17</text:p>
          </table:table-cell>
          <table:table-cell table:formula="of:=[db_none.H4]" office:value-type="float" office:value="41" calcext:value-type="float">
            <text:p>41</text:p>
          </table:table-cell>
          <table:table-cell table:formula="of:=[db_bst.H4]" office:value-type="float" office:value="15" calcext:value-type="float">
            <text:p>15</text:p>
          </table:table-cell>
        </table:table-row>
        <table:table-row table:style-name="ro1">
          <table:table-cell table:formula="of:=[db_bst.A5]" office:value-type="string" office:string-value="contra-sim-1.csv" calcext:value-type="string">
            <text:p>contra-sim-1.csv</text:p>
          </table:table-cell>
          <table:table-cell table:formula="of:=[db_bst.B5]" office:value-type="float" office:value="7" calcext:value-type="float">
            <text:p>7</text:p>
          </table:table-cell>
          <table:table-cell table:formula="of:=[db_bst.D5]" office:value-type="float" office:value="28" calcext:value-type="float">
            <text:p>28</text:p>
          </table:table-cell>
          <table:table-cell table:formula="of:=[wb_bst.D5]" office:value-type="float" office:value="28" calcext:value-type="float">
            <text:p>28</text:p>
          </table:table-cell>
          <table:table-cell table:formula="of:=[db_none.H5]" office:value-type="float" office:value="125" calcext:value-type="float">
            <text:p>125</text:p>
          </table:table-cell>
          <table:table-cell table:formula="of:=[db_bst.H5]" office:value-type="float" office:value="29" calcext:value-type="float">
            <text:p>29</text:p>
          </table:table-cell>
        </table:table-row>
        <table:table-row table:style-name="ro1">
          <table:table-cell table:formula="of:=[db_bst.A6]" office:value-type="string" office:string-value="coupled-sim-1b.csv" calcext:value-type="string">
            <text:p>coupled-sim-1b.csv</text:p>
          </table:table-cell>
          <table:table-cell table:formula="of:=[db_bst.B6]" office:value-type="float" office:value="11" calcext:value-type="float">
            <text:p>11</text:p>
          </table:table-cell>
          <table:table-cell table:formula="of:=[db_bst.D6]" office:value-type="float" office:value="81" calcext:value-type="float">
            <text:p>81</text:p>
          </table:table-cell>
          <table:table-cell table:formula="of:=[wb_bst.D6]" office:value-type="float" office:value="98" calcext:value-type="float">
            <text:p>98</text:p>
          </table:table-cell>
          <table:table-cell table:formula="of:=[db_none.H6]" office:value-type="float" office:value="478" calcext:value-type="float">
            <text:p>478</text:p>
          </table:table-cell>
          <table:table-cell table:formula="of:=[db_bst.H6]" office:value-type="float" office:value="218" calcext:value-type="float">
            <text:p>218</text:p>
          </table:table-cell>
        </table:table-row>
        <table:table-row table:style-name="ro1">
          <table:table-cell table:formula="of:=[db_bst.A7]" office:value-type="string" office:string-value="coupled-sim-2.csv" calcext:value-type="string">
            <text:p>coupled-sim-2.csv</text:p>
          </table:table-cell>
          <table:table-cell table:formula="of:=[db_bst.B7]" office:value-type="float" office:value="11" calcext:value-type="float">
            <text:p>11</text:p>
          </table:table-cell>
          <table:table-cell table:formula="of:=[db_bst.D7]" office:value-type="float" office:value="56" calcext:value-type="float">
            <text:p>56</text:p>
          </table:table-cell>
          <table:table-cell table:formula="of:=[wb_bst.D7]" office:value-type="float" office:value="56" calcext:value-type="float">
            <text:p>56</text:p>
          </table:table-cell>
          <table:table-cell table:formula="of:=[db_none.H7]" office:value-type="float" office:value="169" calcext:value-type="float">
            <text:p>169</text:p>
          </table:table-cell>
          <table:table-cell table:formula="of:=[db_bst.H7]" office:value-type="float" office:value="32" calcext:value-type="float">
            <text:p>32</text:p>
          </table:table-cell>
        </table:table-row>
        <table:table-row table:style-name="ro1">
          <table:table-cell table:formula="of:=[db_bst.A8]" office:value-type="string" office:string-value="coupled-sim-phil.csv" calcext:value-type="string">
            <text:p>coupled-sim-phil.csv</text:p>
          </table:table-cell>
          <table:table-cell table:formula="of:=[db_bst.B8]" office:value-type="float" office:value="10" calcext:value-type="float">
            <text:p>10</text:p>
          </table:table-cell>
          <table:table-cell table:formula="of:=[db_bst.D8]" office:value-type="float" office:value="86" calcext:value-type="float">
            <text:p>86</text:p>
          </table:table-cell>
          <table:table-cell table:formula="of:=[wb_bst.D8]" office:value-type="float" office:value="92" calcext:value-type="float">
            <text:p>92</text:p>
          </table:table-cell>
          <table:table-cell table:formula="of:=[db_none.H8]" office:value-type="float" office:value="320" calcext:value-type="float">
            <text:p>320</text:p>
          </table:table-cell>
          <table:table-cell table:formula="of:=[db_bst.H8]" office:value-type="float" office:value="201" calcext:value-type="float">
            <text:p>201</text:p>
          </table:table-cell>
        </table:table-row>
        <table:table-row table:style-name="ro1">
          <table:table-cell table:formula="of:=[db_bst.A9]" office:value-type="string" office:string-value="diamond.csv" calcext:value-type="string">
            <text:p>diamond.csv</text:p>
          </table:table-cell>
          <table:table-cell table:formula="of:=[db_bst.B9]" office:value-type="float" office:value="4" calcext:value-type="float">
            <text:p>4</text:p>
          </table:table-cell>
          <table:table-cell table:formula="of:=[db_bst.D9]" office:value-type="float" office:value="10" calcext:value-type="float">
            <text:p>10</text:p>
          </table:table-cell>
          <table:table-cell table:formula="of:=[wb_bst.D9]" office:value-type="float" office:value="10" calcext:value-type="float">
            <text:p>10</text:p>
          </table:table-cell>
          <table:table-cell table:formula="of:=[db_none.H9]" office:value-type="float" office:value="35" calcext:value-type="float">
            <text:p>35</text:p>
          </table:table-cell>
          <table:table-cell table:formula="of:=[db_bst.H9]" office:value-type="float" office:value="13" calcext:value-type="float">
            <text:p>13</text:p>
          </table:table-cell>
        </table:table-row>
        <table:table-row table:style-name="ro1">
          <table:table-cell table:formula="of:=[db_bst.A10]" office:value-type="string" office:string-value="ltbts.csv" calcext:value-type="string">
            <text:p>ltbts.csv</text:p>
          </table:table-cell>
          <table:table-cell table:formula="of:=[db_bst.B10]" office:value-type="float" office:value="88" calcext:value-type="float">
            <text:p>88</text:p>
          </table:table-cell>
          <table:table-cell table:formula="of:=[db_bst.D10]" office:value-type="float" office:value="2599" calcext:value-type="float">
            <text:p>2,599</text:p>
          </table:table-cell>
          <table:table-cell table:formula="of:=[wb_bst.D10]" office:value-type="float" office:value="2761" calcext:value-type="float">
            <text:p>2,761</text:p>
          </table:table-cell>
          <table:table-cell table:formula="of:=[db_none.H10]" office:value-type="float" office:value="4529" calcext:value-type="float">
            <text:p>4,529</text:p>
          </table:table-cell>
          <table:table-cell table:formula="of:=[db_bst.H10]" office:value-type="float" office:value="399" calcext:value-type="float">
            <text:p>399</text:p>
          </table:table-cell>
        </table:table-row>
        <table:table-row table:style-name="ro1">
          <table:table-cell table:formula="of:=[db_bst.A11]" office:value-type="string" office:string-value="sim-1.csv" calcext:value-type="string">
            <text:p>sim-1.csv</text:p>
          </table:table-cell>
          <table:table-cell table:formula="of:=[db_bst.B11]" office:value-type="float" office:value="7" calcext:value-type="float">
            <text:p>7</text:p>
          </table:table-cell>
          <table:table-cell table:formula="of:=[db_bst.D11]" office:value-type="float" office:value="28" calcext:value-type="float">
            <text:p>28</text:p>
          </table:table-cell>
          <table:table-cell table:formula="of:=[wb_bst.D11]" office:value-type="float" office:value="28" calcext:value-type="float">
            <text:p>28</text:p>
          </table:table-cell>
          <table:table-cell table:formula="of:=[db_none.H11]" office:value-type="float" office:value="71" calcext:value-type="float">
            <text:p>71</text:p>
          </table:table-cell>
          <table:table-cell table:formula="of:=[db_bst.H11]" office:value-type="float" office:value="20" calcext:value-type="float">
            <text:p>20</text:p>
          </table:table-cell>
        </table:table-row>
        <table:table-row table:style-name="ro1">
          <table:table-cell table:formula="of:=[db_bst.A12]" office:value-type="string" office:string-value="weak-bisim-1.csv" calcext:value-type="string">
            <text:p>weak-bisim-1.csv</text:p>
          </table:table-cell>
          <table:table-cell table:formula="of:=[db_bst.B12]" office:value-type="float" office:value="17" calcext:value-type="float">
            <text:p>17</text:p>
          </table:table-cell>
          <table:table-cell table:formula="of:=[db_bst.D12]" office:value-type="float" office:value="97" calcext:value-type="float">
            <text:p>97</text:p>
          </table:table-cell>
          <table:table-cell table:formula="of:=[wb_bst.D12]" office:value-type="float" office:value="97" calcext:value-type="float">
            <text:p>97</text:p>
          </table:table-cell>
          <table:table-cell table:formula="of:=[db_none.H12]" office:value-type="float" office:value="209" calcext:value-type="float">
            <text:p>209</text:p>
          </table:table-cell>
          <table:table-cell table:formula="of:=[db_bst.H12]" office:value-type="float" office:value="33" calcext:value-type="float">
            <text:p>33</text:p>
          </table:table-cell>
        </table:table-row>
        <table:table-row table:style-name="ro1">
          <table:table-cell table:formula="of:=[db_bst.A13]" office:value-type="string" office:string-value="weak-bisim-2.csv" calcext:value-type="string">
            <text:p>weak-bisim-2.csv</text:p>
          </table:table-cell>
          <table:table-cell table:formula="of:=[db_bst.B13]" office:value-type="float" office:value="12" calcext:value-type="float">
            <text:p>12</text:p>
          </table:table-cell>
          <table:table-cell table:formula="of:=[db_bst.D13]" office:value-type="float" office:value="78" calcext:value-type="float">
            <text:p>78</text:p>
          </table:table-cell>
          <table:table-cell table:formula="of:=[wb_bst.D13]" office:value-type="float" office:value="78" calcext:value-type="float">
            <text:p>78</text:p>
          </table:table-cell>
          <table:table-cell table:formula="of:=[db_none.H13]" office:value-type="float" office:value="119" calcext:value-type="float">
            <text:p>119</text:p>
          </table:table-cell>
          <table:table-cell table:formula="of:=[db_bst.H13]" office:value-type="float" office:value="27" calcext:value-type="float">
            <text:p>27</text:p>
          </table:table-cell>
        </table:table-row>
        <table:table-row table:style-name="ro1">
          <table:table-cell table:formula="of:=[db_bst.A14]" office:value-type="string" office:string-value="weak-bisim-2b.csv" calcext:value-type="string">
            <text:p>weak-bisim-2b.csv</text:p>
          </table:table-cell>
          <table:table-cell table:formula="of:=[db_bst.B14]" office:value-type="float" office:value="12" calcext:value-type="float">
            <text:p>12</text:p>
          </table:table-cell>
          <table:table-cell table:formula="of:=[db_bst.D14]" office:value-type="float" office:value="98" calcext:value-type="float">
            <text:p>98</text:p>
          </table:table-cell>
          <table:table-cell table:formula="of:=[wb_bst.D14]" office:value-type="float" office:value="98" calcext:value-type="float">
            <text:p>98</text:p>
          </table:table-cell>
          <table:table-cell table:formula="of:=[db_none.H14]" office:value-type="float" office:value="135" calcext:value-type="float">
            <text:p>135</text:p>
          </table:table-cell>
          <table:table-cell table:formula="of:=[db_bst.H14]" office:value-type="float" office:value="31" calcext:value-type="float">
            <text:p>31</text:p>
          </table:table-cell>
        </table:table-row>
        <table:table-row table:style-name="ro1">
          <table:table-cell table:formula="of:=[db_bst.A15]" office:value-type="string" office:string-value="vasy_0_1.csv" calcext:value-type="string">
            <text:p>vasy_0_1.csv</text:p>
          </table:table-cell>
          <table:table-cell table:formula="of:=[db_bst.B15]" office:value-type="float" office:value="289" calcext:value-type="float">
            <text:p>289</text:p>
          </table:table-cell>
          <table:table-cell table:formula="of:=[db_bst.D15]" office:value-type="float" office:value="52641" calcext:value-type="float">
            <text:p>52,641</text:p>
          </table:table-cell>
          <table:table-cell table:formula="of:=[wb_bst.D15]" office:value-type="float" office:value="52641" calcext:value-type="float">
            <text:p>52,641</text:p>
          </table:table-cell>
          <table:table-cell table:formula="of:=[db_none.H15]" office:value-type="float" office:value="543" calcext:value-type="float">
            <text:p>543</text:p>
          </table:table-cell>
          <table:table-cell table:formula="of:=[db_bst.H15]" office:value-type="float" office:value="67" calcext:value-type="float">
            <text:p>67</text:p>
          </table:table-cell>
        </table:table-row>
        <table:table-row table:style-name="ro1">
          <table:table-cell table:formula="of:=[db_bst.A16]" office:value-type="string" office:string-value="vasy_1_4.csv" calcext:value-type="string">
            <text:p>vasy_1_4.csv</text:p>
          </table:table-cell>
          <table:table-cell table:formula="of:=[db_bst.B16]" office:value-type="float" office:value="1183" calcext:value-type="float">
            <text:p>1,183</text:p>
          </table:table-cell>
          <table:table-cell table:formula="of:=[db_bst.D16]" office:value-type="float" office:value="637585" calcext:value-type="float">
            <text:p>637,585</text:p>
          </table:table-cell>
          <table:table-cell table:formula="of:=[wb_bst.D16]" office:value-type="float" office:value="1134751" calcext:value-type="float">
            <text:p>1,134,751</text:p>
          </table:table-cell>
          <table:table-cell table:formula="of:=[db_none.H16]" office:value-type="float" office:value="105" calcext:value-type="float">
            <text:p>105</text:p>
          </table:table-cell>
          <table:table-cell table:formula="of:=[db_bst.H16]" office:value-type="float" office:value="30" calcext:value-type="float">
            <text:p>30</text:p>
          </table:table-cell>
        </table:table-row>
        <table:table-row table:style-name="ro1">
          <table:table-cell table:formula="of:=[db_bst.A17]" office:value-type="string" office:string-value="vasy_5_9.csv" calcext:value-type="string">
            <text:p>vasy_5_9.csv</text:p>
          </table:table-cell>
          <table:table-cell table:formula="of:=[db_bst.B17]" office:value-type="float" office:value="5486" calcext:value-type="float">
            <text:p>5,486</text:p>
          </table:table-cell>
          <table:table-cell table:formula="of:=[db_bst.D17]" office:value-type="float" office:value="1335325" calcext:value-type="float">
            <text:p>1,335,325</text:p>
          </table:table-cell>
          <table:table-cell table:formula="of:=[wb_bst.D17]" office:value-type="float" office:value="1513719" calcext:value-type="float">
            <text:p>1,513,719</text:p>
          </table:table-cell>
          <table:table-cell table:formula="of:=[db_none.H17]" office:value-type="float" office:value="68686" calcext:value-type="float">
            <text:p>68,686</text:p>
          </table:table-cell>
          <table:table-cell table:formula="of:=[db_bst.H17]" office:value-type="float" office:value="808" calcext:value-type="float">
            <text:p>808</text:p>
          </table:table-cell>
        </table:table-row>
        <table:table-row table:style-name="ro1">
          <table:table-cell table:formula="of:=[db_bst.A18]" office:value-type="string" office:string-value="cwi_1_2.csv" calcext:value-type="string">
            <text:p>cwi_1_2.csv</text:p>
          </table:table-cell>
          <table:table-cell table:formula="of:=[db_bst.B18]" office:value-type="float" office:value="1952" calcext:value-type="float">
            <text:p>1,952</text:p>
          </table:table-cell>
          <table:table-cell table:formula="of:=[db_bst.D18]" office:value-type="float" office:value="593734" calcext:value-type="float">
            <text:p>593,734</text:p>
          </table:table-cell>
          <table:table-cell table:formula="of:=[wb_bst.D18]" office:value-type="float" office:value="5149867" calcext:value-type="float">
            <text:p>5,149,867</text:p>
          </table:table-cell>
          <table:table-cell table:formula="of:=[db_none.H18]" office:value-type="float" office:value="46871" calcext:value-type="float">
            <text:p>46,871</text:p>
          </table:table-cell>
          <table:table-cell table:formula="of:=[db_bst.H18]" office:value-type="float" office:value="1559" calcext:value-type="float">
            <text:p>1,559</text:p>
          </table:table-cell>
        </table:table-row>
        <table:table-row table:style-name="ro1">
          <table:table-cell table:formula="of:=[db_bst.A19]" office:value-type="string" office:string-value="cwi_3_14.csv" calcext:value-type="string">
            <text:p>cwi_3_14.csv</text:p>
          </table:table-cell>
          <table:table-cell table:formula="of:=[db_bst.B19]" office:value-type="float" office:value="3996" calcext:value-type="float">
            <text:p>3,996</text:p>
          </table:table-cell>
          <table:table-cell table:formula="of:=[db_bst.D19]" office:value-type="float" office:value="15964021" calcext:value-type="float">
            <text:p>15,964,021</text:p>
          </table:table-cell>
          <table:table-cell table:formula="of:=[wb_bst.D19]" office:value-type="float" office:value="70505131" calcext:value-type="float">
            <text:p>70,505,131</text:p>
          </table:table-cell>
          <table:table-cell table:formula="of:=[db_none.H19]" office:value-type="float" office:value="19" calcext:value-type="float">
            <text:p>19</text:p>
          </table:table-cell>
          <table:table-cell table:formula="of:=[db_bst.H19]" office:value-type="float" office:value="10" calcext:value-type="float">
            <text:p>10</text:p>
          </table:table-cell>
        </table:table-row>
        <table:table-row table:style-name="ro1">
          <table:table-cell table:formula="of:=[db_bst.A20]" office:value-type="string" office:string-value="vasy_8_24.csv" calcext:value-type="string">
            <text:p>vasy_8_24.csv</text:p>
          </table:table-cell>
          <table:table-cell table:formula="of:=[db_bst.B20]" office:value-type="float" office:value="8879" calcext:value-type="float">
            <text:p>8,879</text:p>
          </table:table-cell>
          <table:table-cell table:formula="of:=[db_bst.D20]" office:value-type="float" office:value="2615500" calcext:value-type="float">
            <text:p>2,615,500</text:p>
          </table:table-cell>
          <table:table-cell table:formula="of:=[wb_bst.D20]" office:value-type="float" office:value="5722147" calcext:value-type="float">
            <text:p>5,722,147</text:p>
          </table:table-cell>
          <table:table-cell table:formula="of:=[db_none.H20]" office:value-type="float" office:value="275585" calcext:value-type="float">
            <text:p>275,585</text:p>
          </table:table-cell>
          <table:table-cell table:formula="of:=[db_bst.H20]" office:value-type="float" office:value="3199" calcext:value-type="float">
            <text:p>3,199</text:p>
          </table:table-cell>
        </table:table-row>
        <table:table-row table:style-name="ro1">
          <table:table-cell table:formula="of:=[db_bst.A21]" office:value-type="string" office:string-value="vasy_8_38.csv" calcext:value-type="string">
            <text:p>vasy_8_38.csv</text:p>
          </table:table-cell>
          <table:table-cell table:formula="of:=[db_bst.B21]" office:value-type="float" office:value="8921" calcext:value-type="float">
            <text:p>8,921</text:p>
          </table:table-cell>
          <table:table-cell table:formula="of:=[db_bst.D21]" office:value-type="float" office:value="46232423" calcext:value-type="float">
            <text:p>46,232,423</text:p>
          </table:table-cell>
          <table:table-cell table:formula="of:=[wb_bst.D21]" office:value-type="float" office:value="62988985" calcext:value-type="float">
            <text:p>62,988,985</text:p>
          </table:table-cell>
          <table:table-cell table:formula="of:=[db_none.H21]" office:value-type="float" office:value="303819" calcext:value-type="float">
            <text:p>303,819</text:p>
          </table:table-cell>
          <table:table-cell table:formula="of:=[db_bst.H21]" office:value-type="float" office:value="2163" calcext:value-type="float">
            <text:p>2,163</text:p>
          </table:table-cell>
        </table:table-row>
        <table:table-row table:style-name="ro1">
          <table:table-cell table:formula="of:=[db_bst.A22]" office:value-type="string" office:string-value="vasy_10_56.csv" calcext:value-type="string">
            <text:p>vasy_10_56.csv</text:p>
          </table:table-cell>
          <table:table-cell table:formula="of:=[db_bst.B22]" office:value-type="float" office:value="10849" calcext:value-type="float">
            <text:p>10,849</text:p>
          </table:table-cell>
          <table:table-cell table:formula="of:=[db_bst.D22]" office:value-type="float" office:value="842087" calcext:value-type="float">
            <text:p>842,087</text:p>
          </table:table-cell>
          <table:table-cell table:formula="of:=[wb_bst.D22]" office:value-type="float" office:value="1074276" calcext:value-type="float">
            <text:p>1,074,276</text:p>
          </table:table-cell>
          <table:table-cell table:formula="of:=[db_none.H22]" office:value-type="float" office:value="0" calcext:value-type="float">
            <text:p>0</text:p>
          </table:table-cell>
          <table:table-cell table:formula="of:=[db_bst.H22]" office:value-type="float" office:value="74269" calcext:value-type="float">
            <text:p>74,269</text:p>
          </table:table-cell>
        </table:table-row>
        <table:table-row table:style-name="ro1">
          <table:table-cell table:formula="of:=[db_bst.A23]" office:value-type="string" office:string-value="vasy_25_25.csv" calcext:value-type="string">
            <text:p>vasy_25_25.csv</text:p>
          </table:table-cell>
          <table:table-cell table:formula="of:=[db_bst.B23]" office:value-type="float" office:value="25217" calcext:value-type="float">
            <text:p>25,217</text:p>
          </table:table-cell>
          <table:table-cell table:formula="of:=[db_bst.D23]" office:value-type="float" office:value="50433" calcext:value-type="float">
            <text:p>50,433</text:p>
          </table:table-cell>
          <table:table-cell table:formula="of:=[wb_bst.D23]" office:value-type="float" office:value="50433" calcext:value-type="float">
            <text:p>50,433</text:p>
          </table:table-cell>
          <table:table-cell table:formula="of:=[db_none.H23]" office:value-type="float" office:value="0" calcext:value-type="float">
            <text:p>0</text:p>
          </table:table-cell>
          <table:table-cell table:formula="of:=[db_bst.H23]" office:value-type="float" office:value="126083" calcext:value-type="float">
            <text:p>126,083</text:p>
          </table:table-cell>
        </table:table-row>
        <table:table-row table:style-name="ro1">
          <table:table-cell table:formula="of:=[db_bst.A24]" office:value-type="string" office:string-value="vasy_40_60.csv" calcext:value-type="string">
            <text:p>vasy_40_60.csv</text:p>
          </table:table-cell>
          <table:table-cell table:formula="of:=[db_bst.B24]" office:value-type="float" office:value="40006" calcext:value-type="float">
            <text:p>40,006</text:p>
          </table:table-cell>
          <table:table-cell table:style-name="ce6" table:formula="of:=[db_bst.D24]" office:value-type="float" office:value="1351938336" calcext:value-type="float">
            <text:p>1,351,938,336</text:p>
          </table:table-cell>
          <table:table-cell table:formula="of:=[wb_bst.D24]" office:value-type="float" office:value="0" calcext:value-type="float">
            <text:p>0</text:p>
          </table:table-cell>
          <table:table-cell table:formula="of:=[db_none.H24]" office:value-type="float" office:value="0" calcext:value-type="float">
            <text:p>0</text:p>
          </table:table-cell>
          <table:table-cell table:formula="of:=[db_bst.H24]" office:value-type="float" office:value="0" calcext:value-type="float">
            <text:p>0</text:p>
          </table:table-cell>
        </table:table-row>
      </table:table>
      <table:table table:name="summary_times" table:style-name="ta1">
        <table:shapes>
          <draw:frame draw:z-index="0" draw:style-name="gr1" draw:text-style-name="P1" svg:width="159.99mm" svg:height="89.99mm" svg:x="208.33mm" svg:y="15.45mm">
            <loext:p draw:notify-on-update-of-ranges="summary_times.B2:summary_times.B22 summary_times.A1:summary_times.A1 summary_times.D2:summary_times.D22 summary_times.B2:summary_times.B22 summary_times.A1:summary_times.A1 summary_times.E2:summary_times.E22 summary_times.B2:summary_times.B22 summary_times.A1:summary_times.A1 summary_times.F2:summary_times.F22 summary_times.B2:summary_times.B22 summary_times.A1:summary_times.A1 summary_times.G2:summary_times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10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/>
          <table:table-cell table:style-name="ce2" office:value-type="string" calcext:value-type="string">
            <text:p>db_bst</text:p>
          </table:table-cell>
          <table:table-cell table:style-name="ce2" office:value-type="string" calcext:value-type="string">
            <text:p>db_none</text:p>
          </table:table-cell>
          <table:table-cell table:style-name="ce2" office:value-type="string" calcext:value-type="string">
            <text:p>wb_bst</text:p>
          </table:table-cell>
          <table:table-cell table:style-name="ce2" office:value-type="string" calcext:value-type="string">
            <text:p>wb_none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alphabet.csv</text:p>
          </table:table-cell>
          <table:table-cell table:formula="of:=[db_bst.B2]" office:value-type="float" office:value="25" calcext:value-type="float">
            <text:p>25</text:p>
          </table:table-cell>
          <table:table-cell/>
          <table:table-cell table:formula="of:=[db_bst.M2]" office:value-type="float" office:value="10537" calcext:value-type="float">
            <text:p>10,537</text:p>
          </table:table-cell>
          <table:table-cell table:formula="of:=[db_none.M2]" office:value-type="float" office:value="11424" calcext:value-type="float">
            <text:p>11,424</text:p>
          </table:table-cell>
          <table:table-cell table:formula="of:=[wb_bst.M2]" office:value-type="float" office:value="9388" calcext:value-type="float">
            <text:p>9,388</text:p>
          </table:table-cell>
          <table:table-cell table:formula="of:=[wb_none.M2]" office:value-type="float" office:value="11269" calcext:value-type="float">
            <text:p>11,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1.csv</text:p>
          </table:table-cell>
          <table:table-cell table:formula="of:=[db_bst.B3]" office:value-type="float" office:value="5" calcext:value-type="float">
            <text:p>5</text:p>
          </table:table-cell>
          <table:table-cell/>
          <table:table-cell table:formula="of:=[db_bst.M3]" office:value-type="float" office:value="7603" calcext:value-type="float">
            <text:p>7,603</text:p>
          </table:table-cell>
          <table:table-cell table:formula="of:=[db_none.M3]" office:value-type="float" office:value="4907" calcext:value-type="float">
            <text:p>4,907</text:p>
          </table:table-cell>
          <table:table-cell table:formula="of:=[wb_bst.M3]" office:value-type="float" office:value="6907" calcext:value-type="float">
            <text:p>6,907</text:p>
          </table:table-cell>
          <table:table-cell table:formula="of:=[wb_none.M3]" office:value-type="float" office:value="4254" calcext:value-type="float">
            <text:p>4,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2.csv</text:p>
          </table:table-cell>
          <table:table-cell table:formula="of:=[db_bst.B4]" office:value-type="float" office:value="5" calcext:value-type="float">
            <text:p>5</text:p>
          </table:table-cell>
          <table:table-cell/>
          <table:table-cell table:formula="of:=[db_bst.M4]" office:value-type="float" office:value="7767" calcext:value-type="float">
            <text:p>7,767</text:p>
          </table:table-cell>
          <table:table-cell table:formula="of:=[db_none.M4]" office:value-type="float" office:value="4409" calcext:value-type="float">
            <text:p>4,409</text:p>
          </table:table-cell>
          <table:table-cell table:formula="of:=[wb_bst.M4]" office:value-type="float" office:value="6714" calcext:value-type="float">
            <text:p>6,714</text:p>
          </table:table-cell>
          <table:table-cell table:formula="of:=[wb_none.M4]" office:value-type="float" office:value="4510" calcext:value-type="float">
            <text:p>4,5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-sim-1.csv</text:p>
          </table:table-cell>
          <table:table-cell table:formula="of:=[db_bst.B5]" office:value-type="float" office:value="7" calcext:value-type="float">
            <text:p>7</text:p>
          </table:table-cell>
          <table:table-cell/>
          <table:table-cell table:formula="of:=[db_bst.M5]" office:value-type="float" office:value="8061" calcext:value-type="float">
            <text:p>8,061</text:p>
          </table:table-cell>
          <table:table-cell table:formula="of:=[db_none.M5]" office:value-type="float" office:value="4341" calcext:value-type="float">
            <text:p>4,341</text:p>
          </table:table-cell>
          <table:table-cell table:formula="of:=[wb_bst.M5]" office:value-type="float" office:value="7260" calcext:value-type="float">
            <text:p>7,260</text:p>
          </table:table-cell>
          <table:table-cell table:formula="of:=[wb_none.M5]" office:value-type="float" office:value="4939" calcext:value-type="float">
            <text:p>4,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ed-sim-1b.csv</text:p>
          </table:table-cell>
          <table:table-cell table:formula="of:=[db_bst.B6]" office:value-type="float" office:value="11" calcext:value-type="float">
            <text:p>11</text:p>
          </table:table-cell>
          <table:table-cell/>
          <table:table-cell table:formula="of:=[db_bst.M6]" office:value-type="float" office:value="7958" calcext:value-type="float">
            <text:p>7,958</text:p>
          </table:table-cell>
          <table:table-cell table:formula="of:=[db_none.M6]" office:value-type="float" office:value="5193" calcext:value-type="float">
            <text:p>5,193</text:p>
          </table:table-cell>
          <table:table-cell table:formula="of:=[wb_bst.M6]" office:value-type="float" office:value="7384" calcext:value-type="float">
            <text:p>7,384</text:p>
          </table:table-cell>
          <table:table-cell table:formula="of:=[wb_none.M6]" office:value-type="float" office:value="4444" calcext:value-type="float">
            <text:p>4,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ed-sim-2.csv</text:p>
          </table:table-cell>
          <table:table-cell table:formula="of:=[db_bst.B7]" office:value-type="float" office:value="11" calcext:value-type="float">
            <text:p>11</text:p>
          </table:table-cell>
          <table:table-cell/>
          <table:table-cell table:formula="of:=[db_bst.M7]" office:value-type="float" office:value="7825" calcext:value-type="float">
            <text:p>7,825</text:p>
          </table:table-cell>
          <table:table-cell table:formula="of:=[db_none.M7]" office:value-type="float" office:value="4567" calcext:value-type="float">
            <text:p>4,567</text:p>
          </table:table-cell>
          <table:table-cell table:formula="of:=[wb_bst.M7]" office:value-type="float" office:value="7370" calcext:value-type="float">
            <text:p>7,370</text:p>
          </table:table-cell>
          <table:table-cell table:formula="of:=[wb_none.M7]" office:value-type="float" office:value="4502" calcext:value-type="float">
            <text:p>4,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ed-sim-phil.csv</text:p>
          </table:table-cell>
          <table:table-cell table:formula="of:=[db_bst.B8]" office:value-type="float" office:value="10" calcext:value-type="float">
            <text:p>10</text:p>
          </table:table-cell>
          <table:table-cell/>
          <table:table-cell table:formula="of:=[db_bst.M8]" office:value-type="float" office:value="7886" calcext:value-type="float">
            <text:p>7,886</text:p>
          </table:table-cell>
          <table:table-cell table:formula="of:=[db_none.M8]" office:value-type="float" office:value="4175" calcext:value-type="float">
            <text:p>4,175</text:p>
          </table:table-cell>
          <table:table-cell table:formula="of:=[wb_bst.M8]" office:value-type="float" office:value="7390" calcext:value-type="float">
            <text:p>7,390</text:p>
          </table:table-cell>
          <table:table-cell table:formula="of:=[wb_none.M8]" office:value-type="float" office:value="4172" calcext:value-type="float">
            <text:p>4,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ond.csv</text:p>
          </table:table-cell>
          <table:table-cell table:formula="of:=[db_bst.B9]" office:value-type="float" office:value="4" calcext:value-type="float">
            <text:p>4</text:p>
          </table:table-cell>
          <table:table-cell/>
          <table:table-cell table:formula="of:=[db_bst.M9]" office:value-type="float" office:value="7507" calcext:value-type="float">
            <text:p>7,507</text:p>
          </table:table-cell>
          <table:table-cell table:formula="of:=[db_none.M9]" office:value-type="float" office:value="4001" calcext:value-type="float">
            <text:p>4,001</text:p>
          </table:table-cell>
          <table:table-cell table:formula="of:=[wb_bst.M9]" office:value-type="float" office:value="7032" calcext:value-type="float">
            <text:p>7,032</text:p>
          </table:table-cell>
          <table:table-cell table:formula="of:=[wb_none.M9]" office:value-type="float" office:value="4052" calcext:value-type="float">
            <text:p>4,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bts.csv</text:p>
          </table:table-cell>
          <table:table-cell table:formula="of:=[db_bst.B10]" office:value-type="float" office:value="88" calcext:value-type="float">
            <text:p>88</text:p>
          </table:table-cell>
          <table:table-cell/>
          <table:table-cell table:formula="of:=[db_bst.M10]" office:value-type="float" office:value="8237" calcext:value-type="float">
            <text:p>8,237</text:p>
          </table:table-cell>
          <table:table-cell table:formula="of:=[db_none.M10]" office:value-type="float" office:value="5681" calcext:value-type="float">
            <text:p>5,681</text:p>
          </table:table-cell>
          <table:table-cell table:formula="of:=[wb_bst.M10]" office:value-type="float" office:value="7472" calcext:value-type="float">
            <text:p>7,472</text:p>
          </table:table-cell>
          <table:table-cell table:formula="of:=[wb_none.M10]" office:value-type="float" office:value="5133" calcext:value-type="float">
            <text:p>5,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-1.csv</text:p>
          </table:table-cell>
          <table:table-cell table:formula="of:=[db_bst.B11]" office:value-type="float" office:value="7" calcext:value-type="float">
            <text:p>7</text:p>
          </table:table-cell>
          <table:table-cell/>
          <table:table-cell table:formula="of:=[db_bst.M11]" office:value-type="float" office:value="7954" calcext:value-type="float">
            <text:p>7,954</text:p>
          </table:table-cell>
          <table:table-cell table:formula="of:=[db_none.M11]" office:value-type="float" office:value="4702" calcext:value-type="float">
            <text:p>4,702</text:p>
          </table:table-cell>
          <table:table-cell table:formula="of:=[wb_bst.M11]" office:value-type="float" office:value="6891" calcext:value-type="float">
            <text:p>6,891</text:p>
          </table:table-cell>
          <table:table-cell table:formula="of:=[wb_none.M11]" office:value-type="float" office:value="4826" calcext:value-type="float">
            <text:p>4,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k-bisim-1.csv</text:p>
          </table:table-cell>
          <table:table-cell table:formula="of:=[db_bst.B12]" office:value-type="float" office:value="17" calcext:value-type="float">
            <text:p>17</text:p>
          </table:table-cell>
          <table:table-cell/>
          <table:table-cell table:formula="of:=[db_bst.M12]" office:value-type="float" office:value="7600" calcext:value-type="float">
            <text:p>7,600</text:p>
          </table:table-cell>
          <table:table-cell table:formula="of:=[db_none.M12]" office:value-type="float" office:value="4596" calcext:value-type="float">
            <text:p>4,596</text:p>
          </table:table-cell>
          <table:table-cell table:formula="of:=[wb_bst.M12]" office:value-type="float" office:value="7371" calcext:value-type="float">
            <text:p>7,371</text:p>
          </table:table-cell>
          <table:table-cell table:formula="of:=[wb_none.M12]" office:value-type="float" office:value="4741" calcext:value-type="float">
            <text:p>4,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k-bisim-2.csv</text:p>
          </table:table-cell>
          <table:table-cell table:formula="of:=[db_bst.B13]" office:value-type="float" office:value="12" calcext:value-type="float">
            <text:p>12</text:p>
          </table:table-cell>
          <table:table-cell/>
          <table:table-cell table:formula="of:=[db_bst.M13]" office:value-type="float" office:value="7689" calcext:value-type="float">
            <text:p>7,689</text:p>
          </table:table-cell>
          <table:table-cell table:formula="of:=[db_none.M13]" office:value-type="float" office:value="4283" calcext:value-type="float">
            <text:p>4,283</text:p>
          </table:table-cell>
          <table:table-cell table:formula="of:=[wb_bst.M13]" office:value-type="float" office:value="6902" calcext:value-type="float">
            <text:p>6,902</text:p>
          </table:table-cell>
          <table:table-cell table:formula="of:=[wb_none.M13]" office:value-type="float" office:value="4357" calcext:value-type="float">
            <text:p>4,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k-bisim-2b.csv</text:p>
          </table:table-cell>
          <table:table-cell table:formula="of:=[db_bst.B14]" office:value-type="float" office:value="12" calcext:value-type="float">
            <text:p>12</text:p>
          </table:table-cell>
          <table:table-cell/>
          <table:table-cell table:formula="of:=[db_bst.M14]" office:value-type="float" office:value="7721" calcext:value-type="float">
            <text:p>7,721</text:p>
          </table:table-cell>
          <table:table-cell table:formula="of:=[db_none.M14]" office:value-type="float" office:value="4003" calcext:value-type="float">
            <text:p>4,003</text:p>
          </table:table-cell>
          <table:table-cell table:formula="of:=[wb_bst.M14]" office:value-type="float" office:value="7165" calcext:value-type="float">
            <text:p>7,165</text:p>
          </table:table-cell>
          <table:table-cell table:formula="of:=[wb_none.M14]" office:value-type="float" office:value="4434" calcext:value-type="float">
            <text:p>4,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0_1.csv</text:p>
          </table:table-cell>
          <table:table-cell table:formula="of:=[db_bst.B15]" office:value-type="float" office:value="289" calcext:value-type="float">
            <text:p>289</text:p>
          </table:table-cell>
          <table:table-cell/>
          <table:table-cell table:formula="of:=[db_bst.M15]" office:value-type="float" office:value="9975" calcext:value-type="float">
            <text:p>9,975</text:p>
          </table:table-cell>
          <table:table-cell table:formula="of:=[db_none.M15]" office:value-type="float" office:value="5153" calcext:value-type="float">
            <text:p>5,153</text:p>
          </table:table-cell>
          <table:table-cell table:formula="of:=[wb_bst.M15]" office:value-type="float" office:value="10608" calcext:value-type="float">
            <text:p>10,608</text:p>
          </table:table-cell>
          <table:table-cell table:formula="of:=[wb_none.M15]" office:value-type="float" office:value="4979" calcext:value-type="float">
            <text:p>4,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1_4.csv</text:p>
          </table:table-cell>
          <table:table-cell table:formula="of:=[db_bst.B16]" office:value-type="float" office:value="1183" calcext:value-type="float">
            <text:p>1,183</text:p>
          </table:table-cell>
          <table:table-cell/>
          <table:table-cell table:formula="of:=[db_bst.M16]" office:value-type="float" office:value="9555" calcext:value-type="float">
            <text:p>9,555</text:p>
          </table:table-cell>
          <table:table-cell table:formula="of:=[db_none.M16]" office:value-type="float" office:value="4706" calcext:value-type="float">
            <text:p>4,706</text:p>
          </table:table-cell>
          <table:table-cell table:formula="of:=[wb_bst.M16]" office:value-type="float" office:value="10419" calcext:value-type="float">
            <text:p>10,419</text:p>
          </table:table-cell>
          <table:table-cell table:formula="of:=[wb_none.M16]" office:value-type="float" office:value="5530" calcext:value-type="float">
            <text:p>5,5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5_9.csv</text:p>
          </table:table-cell>
          <table:table-cell table:formula="of:=[db_bst.B17]" office:value-type="float" office:value="5486" calcext:value-type="float">
            <text:p>5,486</text:p>
          </table:table-cell>
          <table:table-cell/>
          <table:table-cell table:formula="of:=[db_bst.M17]" office:value-type="float" office:value="10599" calcext:value-type="float">
            <text:p>10,599</text:p>
          </table:table-cell>
          <table:table-cell table:formula="of:=[db_none.M17]" office:value-type="float" office:value="6696" calcext:value-type="float">
            <text:p>6,696</text:p>
          </table:table-cell>
          <table:table-cell table:formula="of:=[wb_bst.M17]" office:value-type="float" office:value="11242" calcext:value-type="float">
            <text:p>11,242</text:p>
          </table:table-cell>
          <table:table-cell table:formula="of:=[wb_none.M17]" office:value-type="float" office:value="7384" calcext:value-type="float">
            <text:p>7,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i_1_2.csv</text:p>
          </table:table-cell>
          <table:table-cell table:formula="of:=[db_bst.B18]" office:value-type="float" office:value="1952" calcext:value-type="float">
            <text:p>1,952</text:p>
          </table:table-cell>
          <table:table-cell/>
          <table:table-cell table:formula="of:=[db_bst.M18]" office:value-type="float" office:value="12864" calcext:value-type="float">
            <text:p>12,864</text:p>
          </table:table-cell>
          <table:table-cell table:formula="of:=[db_none.M18]" office:value-type="float" office:value="11058" calcext:value-type="float">
            <text:p>11,058</text:p>
          </table:table-cell>
          <table:table-cell table:formula="of:=[wb_bst.M18]" office:value-type="float" office:value="17272" calcext:value-type="float">
            <text:p>17,272</text:p>
          </table:table-cell>
          <table:table-cell table:formula="of:=[wb_none.M18]" office:value-type="float" office:value="13664" calcext:value-type="float">
            <text:p>13,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i_3_14.csv</text:p>
          </table:table-cell>
          <table:table-cell table:formula="of:=[db_bst.B19]" office:value-type="float" office:value="3996" calcext:value-type="float">
            <text:p>3,996</text:p>
          </table:table-cell>
          <table:table-cell/>
          <table:table-cell table:formula="of:=[db_bst.M19]" office:value-type="float" office:value="18798" calcext:value-type="float">
            <text:p>18,798</text:p>
          </table:table-cell>
          <table:table-cell table:formula="of:=[db_none.M19]" office:value-type="float" office:value="13791" calcext:value-type="float">
            <text:p>13,791</text:p>
          </table:table-cell>
          <table:table-cell table:formula="of:=[wb_bst.M19]" office:value-type="float" office:value="20279" calcext:value-type="float">
            <text:p>20,279</text:p>
          </table:table-cell>
          <table:table-cell table:formula="of:=[wb_none.M19]" office:value-type="float" office:value="14131" calcext:value-type="float">
            <text:p>14,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8_24.csv</text:p>
          </table:table-cell>
          <table:table-cell table:formula="of:=[db_bst.B20]" office:value-type="float" office:value="8879" calcext:value-type="float">
            <text:p>8,879</text:p>
          </table:table-cell>
          <table:table-cell/>
          <table:table-cell table:formula="of:=[db_bst.M20]" office:value-type="float" office:value="13058" calcext:value-type="float">
            <text:p>13,058</text:p>
          </table:table-cell>
          <table:table-cell table:formula="of:=[db_none.M20]" office:value-type="float" office:value="13437" calcext:value-type="float">
            <text:p>13,437</text:p>
          </table:table-cell>
          <table:table-cell table:formula="of:=[wb_bst.M20]" office:value-type="float" office:value="13847" calcext:value-type="float">
            <text:p>13,847</text:p>
          </table:table-cell>
          <table:table-cell table:formula="of:=[wb_none.M20]" office:value-type="float" office:value="14459" calcext:value-type="float">
            <text:p>14,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8_38.csv</text:p>
          </table:table-cell>
          <table:table-cell table:formula="of:=[db_bst.B21]" office:value-type="float" office:value="8921" calcext:value-type="float">
            <text:p>8,921</text:p>
          </table:table-cell>
          <table:table-cell/>
          <table:table-cell table:formula="of:=[db_bst.M21]" office:value-type="float" office:value="9442" calcext:value-type="float">
            <text:p>9,442</text:p>
          </table:table-cell>
          <table:table-cell table:formula="of:=[db_none.M21]" office:value-type="float" office:value="11205" calcext:value-type="float">
            <text:p>11,205</text:p>
          </table:table-cell>
          <table:table-cell table:formula="of:=[wb_bst.M21]" office:value-type="float" office:value="11720" calcext:value-type="float">
            <text:p>11,720</text:p>
          </table:table-cell>
          <table:table-cell table:formula="of:=[wb_none.M21]" office:value-type="float" office:value="11397" calcext:value-type="float">
            <text:p>11,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sy_10_56.csv</text:p>
          </table:table-cell>
          <table:table-cell table:formula="of:=[db_bst.B22]" office:value-type="float" office:value="10849" calcext:value-type="float">
            <text:p>10,849</text:p>
          </table:table-cell>
          <table:table-cell/>
          <table:table-cell table:formula="of:=[db_bst.M22]" office:value-type="float" office:value="29837" calcext:value-type="float">
            <text:p>29,837</text:p>
          </table:table-cell>
          <table:table-cell/>
          <table:table-cell table:formula="of:=[wb_bst.M22]" office:value-type="float" office:value="31518" calcext:value-type="float">
            <text:p>31,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y_25_25.csv</text:p>
          </table:table-cell>
          <table:table-cell table:formula="of:=[db_bst.B23]" office:value-type="float" office:value="25217" calcext:value-type="float">
            <text:p>25,217</text:p>
          </table:table-cell>
          <table:table-cell/>
          <table:table-cell table:formula="of:=[db_bst.M23]" office:value-type="float" office:value="243096" calcext:value-type="float">
            <text:p>243,096</text:p>
          </table:table-cell>
          <table:table-cell/>
          <table:table-cell table:formula="of:=[wb_bst.M23]" office:value-type="float" office:value="260336" calcext:value-type="float">
            <text:p>260,336</text:p>
          </table:table-cell>
          <table:table-cell table:number-columns-repeated="6"/>
        </table:table-row>
      </table:table>
      <table:table table:name="db_b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weak trans</text:p>
          </table:table-cell>
          <table:table-cell table:style-name="ce2" office:value-type="string" calcext:value-type="string">
            <text:p>minstates</text:p>
          </table:table-cell>
          <table:table-cell table:style-name="ce2" office:value-type="string" calcext:value-type="string">
            <text:p>mintrans</text:p>
          </table:table-cell>
          <table:table-cell table:style-name="ce2" office:value-type="string" calcext:value-type="string">
            <text:p>gamenodes</text:p>
          </table:table-cell>
          <table:table-cell table:style-name="ce2" office:value-type="string" calcext:value-type="string">
            <text:p>gamemove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rel</text:p>
          </table:table-cell>
          <table:table-cell table:style-name="ce2" office:value-type="string" calcext:value-type="string">
            <text:p>(time)</text:p>
          </table:table-cell>
          <table:table-cell table:style-name="ce2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bet.csv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56440" calcext:value-type="float">
            <text:p>56,440</text:p>
          </table:table-cell>
          <table:table-cell/>
          <table:table-cell table:style-name="ce7" office:value-type="float" office:value="10537" calcext:value-type="float">
            <text:p>10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1.csv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488" calcext:value-type="float">
            <text:p>30,488</text:p>
          </table:table-cell>
          <table:table-cell/>
          <table:table-cell table:style-name="ce7" office:value-type="float" office:value="7603" calcext:value-type="float">
            <text:p>7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2.csv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971" calcext:value-type="float">
            <text:p>29,971</text:p>
          </table:table-cell>
          <table:table-cell/>
          <table:table-cell table:style-name="ce7" office:value-type="float" office:value="7767" calcext:value-type="float">
            <text:p>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-sim-1.csv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9312" calcext:value-type="float">
            <text:p>29,312</text:p>
          </table:table-cell>
          <table:table-cell/>
          <table:table-cell table:style-name="ce7" office:value-type="float" office:value="8061" calcext:value-type="float">
            <text:p>8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ed-sim-1b.csv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412" calcext:value-type="float">
            <text:p>30,412</text:p>
          </table:table-cell>
          <table:table-cell/>
          <table:table-cell table:style-name="ce7" office:value-type="float" office:value="7958" calcext:value-type="float">
            <text:p>7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ed-sim-2.csv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9062" calcext:value-type="float">
            <text:p>29,062</text:p>
          </table:table-cell>
          <table:table-cell/>
          <table:table-cell table:style-name="ce7" office:value-type="float" office:value="7825" calcext:value-type="float">
            <text:p>782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oupled-sim-phil.csv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5692" calcext:value-type="float">
            <text:p>35,692</text:p>
          </table:table-cell>
          <table:table-cell/>
          <table:table-cell table:style-name="ce7" office:value-type="float" office:value="7886" calcext:value-type="float">
            <text:p>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ond.csv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7310" calcext:value-type="float">
            <text:p>27,310</text:p>
          </table:table-cell>
          <table:table-cell/>
          <table:table-cell table:style-name="ce7" office:value-type="float" office:value="7507" calcext:value-type="float">
            <text:p>750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tbts.csv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599" calcext:value-type="float">
            <text:p>2,59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382" calcext:value-type="float">
            <text:p>37,382</text:p>
          </table:table-cell>
          <table:table-cell/>
          <table:table-cell table:style-name="ce7" office:value-type="float" office:value="8237" calcext:value-type="float">
            <text:p>8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-1.csv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508" calcext:value-type="float">
            <text:p>28,508</text:p>
          </table:table-cell>
          <table:table-cell/>
          <table:table-cell table:style-name="ce7" office:value-type="float" office:value="7954" calcext:value-type="float">
            <text:p>7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k-bisim-1.csv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9379" calcext:value-type="float">
            <text:p>29,379</text:p>
          </table:table-cell>
          <table:table-cell/>
          <table:table-cell table:style-name="ce7" office:value-type="float" office:value="7600" calcext:value-type="float">
            <text:p>7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k-bisim-2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9420" calcext:value-type="float">
            <text:p>29,420</text:p>
          </table:table-cell>
          <table:table-cell/>
          <table:table-cell table:style-name="ce7" office:value-type="float" office:value="7689" calcext:value-type="float">
            <text:p>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k-bisim-2b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1246" calcext:value-type="float">
            <text:p>31,246</text:p>
          </table:table-cell>
          <table:table-cell/>
          <table:table-cell office:value-type="float" office:value="7721" calcext:value-type="float">
            <text:p>7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0_1.csv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2641" calcext:value-type="float">
            <text:p>52,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2728" calcext:value-type="float">
            <text:p>32,728</text:p>
          </table:table-cell>
          <table:table-cell/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1_4.csv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464" calcext:value-type="float">
            <text:p>4,464</text:p>
          </table:table-cell>
          <table:table-cell table:style-name="ce3" office:value-type="float" office:value="637585" calcext:value-type="float">
            <text:p>637,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6303" calcext:value-type="float">
            <text:p>36,303</text:p>
          </table:table-cell>
          <table:table-cell/>
          <table:table-cell office:value-type="float" office:value="9555" calcext:value-type="float">
            <text:p>9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5_9.csv</text:p>
          </table:table-cell>
          <table:table-cell table:style-name="ce3" office:value-type="float" office:value="5486" calcext:value-type="float">
            <text:p>5,486</text:p>
          </table:table-cell>
          <table:table-cell table:style-name="ce3" office:value-type="float" office:value="9676" calcext:value-type="float">
            <text:p>9,676</text:p>
          </table:table-cell>
          <table:table-cell table:style-name="ce3" office:value-type="float" office:value="1335325" calcext:value-type="float">
            <text:p>1,335,32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08" calcext:value-type="float">
            <text:p>808</text:p>
          </table:table-cell>
          <table:table-cell table:number-columns-repeated="2" table:style-name="ce3" office:value-type="float" office:value="112" calcext:value-type="float">
            <text:p>112</text:p>
          </table:table-cell>
          <table:table-cell table:style-name="ce3" office:value-type="float" office:value="39636" calcext:value-type="float">
            <text:p>39,636</text:p>
          </table:table-cell>
          <table:table-cell/>
          <table:table-cell office:value-type="float" office:value="10599" calcext:value-type="float">
            <text:p>1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i_1_2.csv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593734" calcext:value-type="float">
            <text:p>593,73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6921" calcext:value-type="float">
            <text:p>46,921</text:p>
          </table:table-cell>
          <table:table-cell/>
          <table:table-cell office:value-type="float" office:value="12864" calcext:value-type="float">
            <text:p>12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i_3_14.csv</text:p>
          </table:table-cell>
          <table:table-cell table:style-name="ce3" office:value-type="float" office:value="3996" calcext:value-type="float">
            <text:p>3,996</text:p>
          </table:table-cell>
          <table:table-cell table:style-name="ce3" office:value-type="float" office:value="14552" calcext:value-type="float">
            <text:p>14,552</text:p>
          </table:table-cell>
          <table:table-cell table:style-name="ce3" office:value-type="float" office:value="15964021" calcext:value-type="float">
            <text:p>15,964,0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9398" calcext:value-type="float">
            <text:p>179,398</text:p>
          </table:table-cell>
          <table:table-cell/>
          <table:table-cell office:value-type="float" office:value="18798" calcext:value-type="float">
            <text:p>18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8_24.csv</text:p>
          </table:table-cell>
          <table:table-cell table:style-name="ce3" office:value-type="float" office:value="8879" calcext:value-type="float">
            <text:p>8,879</text:p>
          </table:table-cell>
          <table:table-cell table:style-name="ce3" office:value-type="float" office:value="24411" calcext:value-type="float">
            <text:p>24,411</text:p>
          </table:table-cell>
          <table:table-cell table:style-name="ce3" office:value-type="float" office:value="2615500" calcext:value-type="float">
            <text:p>2,615,50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3908" calcext:value-type="float">
            <text:p>43,908</text:p>
          </table:table-cell>
          <table:table-cell/>
          <table:table-cell office:value-type="float" office:value="13058" calcext:value-type="float">
            <text:p>1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8_38.csv</text:p>
          </table:table-cell>
          <table:table-cell table:style-name="ce3" office:value-type="float" office:value="8921" calcext:value-type="float">
            <text:p>8,921</text:p>
          </table:table-cell>
          <table:table-cell table:style-name="ce3" office:value-type="float" office:value="38424" calcext:value-type="float">
            <text:p>38,424</text:p>
          </table:table-cell>
          <table:table-cell table:style-name="ce3" office:value-type="float" office:value="46232423" calcext:value-type="float">
            <text:p>46,232,42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2163" calcext:value-type="float">
            <text:p>2,163</text:p>
          </table:table-cell>
          <table:table-cell table:number-columns-repeated="2" table:style-name="ce3" office:value-type="float" office:value="193" calcext:value-type="float">
            <text:p>193</text:p>
          </table:table-cell>
          <table:table-cell table:style-name="ce3" office:value-type="float" office:value="117860" calcext:value-type="float">
            <text:p>117,860</text:p>
          </table:table-cell>
          <table:table-cell/>
          <table:table-cell office:value-type="float" office:value="9442" calcext:value-type="float">
            <text:p>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10_56.csv</text:p>
          </table:table-cell>
          <table:table-cell table:style-name="ce3" office:value-type="float" office:value="10849" calcext:value-type="float">
            <text:p>10,849</text:p>
          </table:table-cell>
          <table:table-cell table:style-name="ce3" office:value-type="float" office:value="56156" calcext:value-type="float">
            <text:p>56,156</text:p>
          </table:table-cell>
          <table:table-cell table:style-name="ce3" office:value-type="float" office:value="842087" calcext:value-type="float">
            <text:p>842,087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11372" calcext:value-type="float">
            <text:p>11,372</text:p>
          </table:table-cell>
          <table:table-cell table:style-name="ce3" office:value-type="float" office:value="32452" calcext:value-type="float">
            <text:p>32,452</text:p>
          </table:table-cell>
          <table:table-cell table:style-name="ce3" office:value-type="float" office:value="74269" calcext:value-type="float">
            <text:p>74,269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3932" calcext:value-type="float">
            <text:p>3,932</text:p>
          </table:table-cell>
          <table:table-cell table:style-name="ce3" office:value-type="float" office:value="96036" calcext:value-type="float">
            <text:p>96,036</text:p>
          </table:table-cell>
          <table:table-cell/>
          <table:table-cell office:value-type="float" office:value="29837" calcext:value-type="float">
            <text:p>2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25_25.csv</text:p>
          </table:table-cell>
          <table:table-cell table:style-name="ce3" office:value-type="float" office:value="25217" calcext:value-type="float">
            <text:p>25,217</text:p>
          </table:table-cell>
          <table:table-cell table:style-name="ce3" office:value-type="float" office:value="25216" calcext:value-type="float">
            <text:p>25,216</text:p>
          </table:table-cell>
          <table:table-cell table:style-name="ce3" office:value-type="float" office:value="50433" calcext:value-type="float">
            <text:p>50,433</text:p>
          </table:table-cell>
          <table:table-cell table:style-name="ce3" office:value-type="float" office:value="25217" calcext:value-type="float">
            <text:p>25,217</text:p>
          </table:table-cell>
          <table:table-cell table:style-name="ce3" office:value-type="float" office:value="25216" calcext:value-type="float">
            <text:p>25,216</text:p>
          </table:table-cell>
          <table:table-cell table:style-name="ce3" office:value-type="float" office:value="75650" calcext:value-type="float">
            <text:p>75,650</text:p>
          </table:table-cell>
          <table:table-cell table:style-name="ce3" office:value-type="float" office:value="126083" calcext:value-type="float">
            <text:p>126,083</text:p>
          </table:table-cell>
          <table:table-cell table:number-columns-repeated="2" table:style-name="ce3" office:value-type="float" office:value="25217" calcext:value-type="float">
            <text:p>25,217</text:p>
          </table:table-cell>
          <table:table-cell table:style-name="ce3" office:value-type="float" office:value="1030432" calcext:value-type="float">
            <text:p>1,030,432</text:p>
          </table:table-cell>
          <table:table-cell/>
          <table:table-cell office:value-type="float" office:value="243096" calcext:value-type="float">
            <text:p>24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y_40_60.csv</text:p>
          </table:table-cell>
          <table:table-cell table:style-name="ce3" office:value-type="float" office:value="40006" calcext:value-type="float">
            <text:p>40,006</text:p>
          </table:table-cell>
          <table:table-cell table:style-name="ce3" office:value-type="float" office:value="60007" calcext:value-type="float">
            <text:p>60,007</text:p>
          </table:table-cell>
          <table:table-cell table:style-name="ce6" office:value-type="float" office:value="1351938336" calcext:value-type="float">
            <text:p>1,351,938,336</text:p>
          </table:table-cell>
          <table:table-cell table:style-name="ce6" office:value-type="float" office:value="8379" calcext:value-type="float">
            <text:p>8,379</text:p>
          </table:table-cell>
          <table:table-cell table:style-name="ce6" office:value-type="float" office:value="25132" calcext:value-type="float">
            <text:p>25,132</text:p>
          </table:table-cell>
          <table:table-cell table:style-name="ce3" table:number-columns-repeated="5"/>
          <table:table-cell/>
          <table:table-cell office:value-type="float" office:value="1847000" calcext:value-type="float">
            <text:p>1847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*probably wrong!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hared/src/test/assets/csv/alphabet.csv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9778" calcext:value-type="float">
            <text:p>109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ared/src/test/assets/csv/bug1.cs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472" calcext:value-type="float">
            <text:p>5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bug2.csv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429" calcext:value-type="float">
            <text:p>50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contra-sim-1.csv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648" calcext:value-type="float">
            <text:p>5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coupled-sim-1b.c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598" calcext:value-type="float">
            <text:p>60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coupled-sim-2.cs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419" calcext:value-type="float">
            <text:p>51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coupled-sim-phil.cs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695" calcext:value-type="float">
            <text:p>56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diamond.cs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972" calcext:value-type="float">
            <text:p>45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ltbts.csv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399" calcext:value-type="float">
            <text:p>39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7005" calcext:value-type="float">
            <text:p>57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sim-1.cs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699" calcext:value-type="float">
            <text:p>49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weak-bisim-1.csv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411" calcext:value-type="float">
            <text:p>55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weak-bisim-2.cs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172" calcext:value-type="float">
            <text:p>48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csv/weak-bisim-2b.cs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569" calcext:value-type="float">
            <text:p>50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0_1.csv</text:p>
          </table:table-cell>
          <table:table-cell office:value-type="float" office:value="289" calcext:value-type="float">
            <text:p>289</text:p>
          </table:table-cell>
          <table:table-cell office:value-type="float" office:value="1224" calcext:value-type="float">
            <text:p>12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942" calcext:value-type="float">
            <text:p>56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1_4.csv</text:p>
          </table:table-cell>
          <table:table-cell office:value-type="float" office:value="1183" calcext:value-type="float">
            <text:p>1183</text:p>
          </table:table-cell>
          <table:table-cell office:value-type="float" office:value="4464" calcext:value-type="float">
            <text:p>446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592" calcext:value-type="float">
            <text:p>58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5_9.csv</text:p>
          </table:table-cell>
          <table:table-cell office:value-type="float" office:value="5486" calcext:value-type="float">
            <text:p>5486</text:p>
          </table:table-cell>
          <table:table-cell office:value-type="float" office:value="9676" calcext:value-type="float">
            <text:p>9676</text:p>
          </table:table-cell>
          <table:table-cell office:value-type="float" office:value="570" calcext:value-type="float">
            <text:p>570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61981" calcext:value-type="float">
            <text:p>61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cwi_1_2.csv</text:p>
          </table:table-cell>
          <table:table-cell office:value-type="float" office:value="1952" calcext:value-type="float">
            <text:p>1952</text:p>
          </table:table-cell>
          <table:table-cell office:value-type="float" office:value="2387" calcext:value-type="float">
            <text:p>2387</text:p>
          </table:table-cell>
          <table:table-cell office:value-type="float" office:value="50072" calcext:value-type="float">
            <text:p>50072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882" calcext:value-type="float">
            <text:p>882</text:p>
          </table:table-cell>
          <table:table-cell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98278" calcext:value-type="float">
            <text:p>98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cwi_3_14.csv</text:p>
          </table:table-cell>
          <table:table-cell office:value-type="float" office:value="3996" calcext:value-type="float">
            <text:p>3996</text:p>
          </table:table-cell>
          <table:table-cell office:value-type="float" office:value="14552" calcext:value-type="float">
            <text:p>14552</text:p>
          </table:table-cell>
          <table:table-cell office:value-type="float" office:value="3783" calcext:value-type="float">
            <text:p>37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791" calcext:value-type="float">
            <text:p>164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8_24.csv</text:p>
          </table:table-cell>
          <table:table-cell office:value-type="float" office:value="8879" calcext:value-type="float">
            <text:p>8879</text:p>
          </table:table-cell>
          <table:table-cell office:value-type="float" office:value="24411" calcext:value-type="float">
            <text:p>24411</text:p>
          </table:table-cell>
          <table:table-cell office:value-type="float" office:value="4661" calcext:value-type="float">
            <text:p>4661</text:p>
          </table:table-cell>
          <table:table-cell office:value-type="float" office:value="170" calcext:value-type="float">
            <text:p>170</text:p>
          </table:table-cell>
          <table:table-cell office:value-type="float" office:value="597" calcext:value-type="float">
            <text:p>597</text:p>
          </table:table-cell>
          <table:table-cell office:value-type="float" office:value="1606" calcext:value-type="float">
            <text:p>1606</text:p>
          </table:table-cell>
          <table:table-cell office:value-type="float" office:value="3199" calcext:value-type="float">
            <text:p>3199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83562" calcext:value-type="float">
            <text:p>83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8_38.csv</text:p>
          </table:table-cell>
          <table:table-cell office:value-type="float" office:value="8921" calcext:value-type="float">
            <text:p>8921</text:p>
          </table:table-cell>
          <table:table-cell office:value-type="float" office:value="38424" calcext:value-type="float">
            <text:p>38424</text:p>
          </table:table-cell>
          <table:table-cell office:value-type="float" office:value="1147" calcext:value-type="float">
            <text:p>1147</text:p>
          </table:table-cell>
          <table:table-cell office:value-type="float" office:value="193" calcext:value-type="float">
            <text:p>193</text:p>
          </table:table-cell>
          <table:table-cell office:value-type="float" office:value="792" calcext:value-type="float">
            <text:p>792</text:p>
          </table:table-cell>
          <table:table-cell office:value-type="float" office:value="1178" calcext:value-type="float">
            <text:p>117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62935" calcext:value-type="float">
            <text:p>62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d/src/test/assets/vlts/vasy_10_56.csv</text:p>
          </table:table-cell>
          <table:table-cell office:value-type="float" office:value="10849" calcext:value-type="float">
            <text:p>10849</text:p>
          </table:table-cell>
          <table:table-cell office:value-type="float" office:value="56156" calcext:value-type="float">
            <text:p>56156</text:p>
          </table:table-cell>
          <table:table-cell office:value-type="float" office:value="16628" calcext:value-type="float">
            <text:p>16628</text:p>
          </table:table-cell>
          <table:table-cell office:value-type="float" office:value="2112" calcext:value-type="float">
            <text:p>2112</text:p>
          </table:table-cell>
          <table:table-cell office:value-type="float" office:value="11372" calcext:value-type="float">
            <text:p>11372</text:p>
          </table:table-cell>
          <table:table-cell office:value-type="float" office:value="32452" calcext:value-type="float">
            <text:p>32452</text:p>
          </table:table-cell>
          <table:table-cell office:value-type="float" office:value="74269" calcext:value-type="float">
            <text:p>74269</text:p>
          </table:table-cell>
          <table:table-cell office:value-type="float" office:value="2112" calcext:value-type="float">
            <text:p>2112</text:p>
          </table:table-cell>
          <table:table-cell office:value-type="float" office:value="3932" calcext:value-type="float">
            <text:p>3932</text:p>
          </table:table-cell>
          <table:table-cell office:value-type="float" office:value="188151" calcext:value-type="float">
            <text:p>188151</text:p>
          </table:table-cell>
          <table:table-cell table:number-columns-repeated="4"/>
        </table:table-row>
      </table:table>
      <table:table table:name="db_none" table:style-name="ta1">
        <table:table-column table:style-name="co18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weak trans</text:p>
          </table:table-cell>
          <table:table-cell table:style-name="ce2" office:value-type="string" calcext:value-type="string">
            <text:p>minstates</text:p>
          </table:table-cell>
          <table:table-cell table:style-name="ce2" office:value-type="string" calcext:value-type="string">
            <text:p>mintrans</text:p>
          </table:table-cell>
          <table:table-cell table:style-name="ce2" office:value-type="string" calcext:value-type="string">
            <text:p>gamenodes</text:p>
          </table:table-cell>
          <table:table-cell table:style-name="ce2" office:value-type="string" calcext:value-type="string">
            <text:p>gamemove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rel</text:p>
          </table:table-cell>
          <table:table-cell table:style-name="ce2" office:value-type="string" calcext:value-type="string">
            <text:p>(time)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lphabet.csv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50" calcext:value-type="float">
            <text:p>1850</text:p>
          </table:table-cell>
          <table:table-cell office:value-type="float" office:value="3051" calcext:value-type="float">
            <text:p>305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47" calcext:value-type="float">
            <text:p>37547</text:p>
          </table:table-cell>
          <table:table-cell/>
          <table:table-cell office:value-type="float" office:value="11424" calcext:value-type="float">
            <text:p>11424</text:p>
          </table:table-cell>
        </table:table-row>
        <table:table-row table:style-name="ro1">
          <table:table-cell office:value-type="string" calcext:value-type="string">
            <text:p>bug1.cs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376" calcext:value-type="float">
            <text:p>18376</text:p>
          </table:table-cell>
          <table:table-cell/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bug2.csv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41" calcext:value-type="float">
            <text:p>18441</text:p>
          </table:table-cell>
          <table:table-cell/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contra-sim-1.csv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37" calcext:value-type="float">
            <text:p>19037</text:p>
          </table:table-cell>
          <table:table-cell/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coupled-sim-1b.c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string" calcext:value-type="string">
            <text:p>coupled-sim-2.cs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48" calcext:value-type="float">
            <text:p>17848</text:p>
          </table:table-cell>
          <table:table-cell/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coupled-sim-phil.csv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125" calcext:value-type="float">
            <text:p>22125</text:p>
          </table:table-cell>
          <table:table-cell/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diamond.cs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683" calcext:value-type="float">
            <text:p>17683</text:p>
          </table:table-cell>
          <table:table-cell/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ltbts.csv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599" calcext:value-type="float">
            <text:p>259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4529" calcext:value-type="float">
            <text:p>45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8107" calcext:value-type="float">
            <text:p>18107</text:p>
          </table:table-cell>
          <table:table-cell/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sim-1.cs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495" calcext:value-type="float">
            <text:p>17495</text:p>
          </table:table-cell>
          <table:table-cell/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weak-bisim-1.csv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966" calcext:value-type="float">
            <text:p>18966</text:p>
          </table:table-cell>
          <table:table-cell/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weak-bisim-2.cs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55" calcext:value-type="float">
            <text:p>17955</text:p>
          </table:table-cell>
          <table:table-cell/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weak-bisim-2b.cs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37" calcext:value-type="float">
            <text:p>18237</text:p>
          </table:table-cell>
          <table:table-cell/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vasy_0_1.csv</text:p>
          </table:table-cell>
          <table:table-cell office:value-type="float" office:value="289" calcext:value-type="float">
            <text:p>289</text:p>
          </table:table-cell>
          <table:table-cell office:value-type="float" office:value="1224" calcext:value-type="float">
            <text:p>1224</text:p>
          </table:table-cell>
          <table:table-cell office:value-type="float" office:value="52641" calcext:value-type="float">
            <text:p>5264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118" calcext:value-type="float">
            <text:p>19118</text:p>
          </table:table-cell>
          <table:table-cell/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vasy_1_4.csv</text:p>
          </table:table-cell>
          <table:table-cell office:value-type="float" office:value="1183" calcext:value-type="float">
            <text:p>1183</text:p>
          </table:table-cell>
          <table:table-cell office:value-type="float" office:value="4464" calcext:value-type="float">
            <text:p>4464</text:p>
          </table:table-cell>
          <table:table-cell office:value-type="float" office:value="637585" calcext:value-type="float">
            <text:p>6375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70" calcext:value-type="float">
            <text:p>21670</text:p>
          </table:table-cell>
          <table:table-cell/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vasy_5_9.csv</text:p>
          </table:table-cell>
          <table:table-cell office:value-type="float" office:value="5486" calcext:value-type="float">
            <text:p>5486</text:p>
          </table:table-cell>
          <table:table-cell office:value-type="float" office:value="9676" calcext:value-type="float">
            <text:p>9676</text:p>
          </table:table-cell>
          <table:table-cell office:value-type="float" office:value="1335325" calcext:value-type="float">
            <text:p>1335325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50288" calcext:value-type="float">
            <text:p>50288</text:p>
          </table:table-cell>
          <table:table-cell office:value-type="float" office:value="68686" calcext:value-type="float">
            <text:p>6868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5346" calcext:value-type="float">
            <text:p>25346</text:p>
          </table:table-cell>
          <table:table-cell/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string" calcext:value-type="string">
            <text:p>cwi_1_2.csv</text:p>
          </table:table-cell>
          <table:table-cell office:value-type="float" office:value="1952" calcext:value-type="float">
            <text:p>1952</text:p>
          </table:table-cell>
          <table:table-cell office:value-type="float" office:value="2387" calcext:value-type="float">
            <text:p>2387</text:p>
          </table:table-cell>
          <table:table-cell office:value-type="float" office:value="593734" calcext:value-type="float">
            <text:p>593734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16750" calcext:value-type="float">
            <text:p>16750</text:p>
          </table:table-cell>
          <table:table-cell office:value-type="float" office:value="46871" calcext:value-type="float">
            <text:p>46871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30707" calcext:value-type="float">
            <text:p>30707</text:p>
          </table:table-cell>
          <table:table-cell/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string" calcext:value-type="string">
            <text:p>cwi_3_14.csv</text:p>
          </table:table-cell>
          <table:table-cell office:value-type="float" office:value="3996" calcext:value-type="float">
            <text:p>3996</text:p>
          </table:table-cell>
          <table:table-cell office:value-type="float" office:value="14552" calcext:value-type="float">
            <text:p>14552</text:p>
          </table:table-cell>
          <table:table-cell office:value-type="float" office:value="15964021" calcext:value-type="float">
            <text:p>15964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4033" calcext:value-type="float">
            <text:p>174033</text:p>
          </table:table-cell>
          <table:table-cell/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vasy_8_24.csv</text:p>
          </table:table-cell>
          <table:table-cell office:value-type="float" office:value="8879" calcext:value-type="float">
            <text:p>8879</text:p>
          </table:table-cell>
          <table:table-cell office:value-type="float" office:value="24411" calcext:value-type="float">
            <text:p>24411</text:p>
          </table:table-cell>
          <table:table-cell office:value-type="float" office:value="2615500" calcext:value-type="float">
            <text:p>2615500</text:p>
          </table:table-cell>
          <table:table-cell office:value-type="float" office:value="170" calcext:value-type="float">
            <text:p>170</text:p>
          </table:table-cell>
          <table:table-cell office:value-type="float" office:value="597" calcext:value-type="float">
            <text:p>597</text:p>
          </table:table-cell>
          <table:table-cell office:value-type="float" office:value="147560" calcext:value-type="float">
            <text:p>147560</text:p>
          </table:table-cell>
          <table:table-cell office:value-type="float" office:value="275585" calcext:value-type="float">
            <text:p>275585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46277" calcext:value-type="float">
            <text:p>46277</text:p>
          </table:table-cell>
          <table:table-cell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vasy_8_38.csv</text:p>
          </table:table-cell>
          <table:table-cell office:value-type="float" office:value="8921" calcext:value-type="float">
            <text:p>8921</text:p>
          </table:table-cell>
          <table:table-cell office:value-type="float" office:value="38424" calcext:value-type="float">
            <text:p>38424</text:p>
          </table:table-cell>
          <table:table-cell office:value-type="float" office:value="46232423" calcext:value-type="float">
            <text:p>46232423</text:p>
          </table:table-cell>
          <table:table-cell office:value-type="float" office:value="193" calcext:value-type="float">
            <text:p>193</text:p>
          </table:table-cell>
          <table:table-cell office:value-type="float" office:value="792" calcext:value-type="float">
            <text:p>792</text:p>
          </table:table-cell>
          <table:table-cell office:value-type="float" office:value="208826" calcext:value-type="float">
            <text:p>208826</text:p>
          </table:table-cell>
          <table:table-cell office:value-type="float" office:value="303819" calcext:value-type="float">
            <text:p>3038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24122" calcext:value-type="float">
            <text:p>124122</text:p>
          </table:table-cell>
          <table:table-cell/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vasy_10_56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sy_25_25.csv</text:p>
          </table:table-cell>
          <table:table-cell table:number-columns-repeated="12"/>
        </table:table-row>
      </table:table>
      <table:table table:name="wb_bst" table:style-name="ta1">
        <table:table-column table:style-name="co19" table:default-cell-style-name="Default"/>
        <table:table-column table:style-name="co2" table:number-columns-repeated="11" table:default-cell-style-name="Default"/>
        <table:table-column table:style-name="co2" table:default-cell-style-name="ce7"/>
        <table:table-column table:style-name="co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weak trans</text:p>
          </table:table-cell>
          <table:table-cell table:style-name="ce2" office:value-type="string" calcext:value-type="string">
            <text:p>minstates</text:p>
          </table:table-cell>
          <table:table-cell table:style-name="ce2" office:value-type="string" calcext:value-type="string">
            <text:p>mintrans</text:p>
          </table:table-cell>
          <table:table-cell table:style-name="ce2" office:value-type="string" calcext:value-type="string">
            <text:p>gamenodes</text:p>
          </table:table-cell>
          <table:table-cell table:style-name="ce2" office:value-type="string" calcext:value-type="string">
            <text:p>gamemove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rel</text:p>
          </table:table-cell>
          <table:table-cell table:style-name="ce2" office:value-type="string" calcext:value-type="string">
            <text:p>(time)</text:p>
          </table:table-cell>
          <table:table-cell/>
          <table:table-cell table:style-name="Default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.csv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1348" calcext:value-type="float">
            <text:p>61348</text:p>
          </table:table-cell>
          <table:table-cell/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1.cs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373" calcext:value-type="float">
            <text:p>30373</text:p>
          </table:table-cell>
          <table:table-cell/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2.csv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367" calcext:value-type="float">
            <text:p>28367</text:p>
          </table:table-cell>
          <table:table-cell/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-sim-1.csv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08" calcext:value-type="float">
            <text:p>28508</text:p>
          </table:table-cell>
          <table:table-cell/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ed-sim-1b.c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026" calcext:value-type="float">
            <text:p>31026</text:p>
          </table:table-cell>
          <table:table-cell/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ed-sim-2.cs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/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oupled-sim-phil.csv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804" calcext:value-type="float">
            <text:p>38804</text:p>
          </table:table-cell>
          <table:table-cell/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.cs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727" calcext:value-type="float">
            <text:p>27727</text:p>
          </table:table-cell>
          <table:table-cell/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tbts.csv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761" calcext:value-type="float">
            <text:p>276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8398" calcext:value-type="float">
            <text:p>38398</text:p>
          </table:table-cell>
          <table:table-cell/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-1.cs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757" calcext:value-type="float">
            <text:p>27757</text:p>
          </table:table-cell>
          <table:table-cell/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-bisim-1.csv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750" calcext:value-type="float">
            <text:p>31750</text:p>
          </table:table-cell>
          <table:table-cell/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-bisim-2.cs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053" calcext:value-type="float">
            <text:p>29053</text:p>
          </table:table-cell>
          <table:table-cell/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-bisim-2b.cs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786" calcext:value-type="float">
            <text:p>28786</text:p>
          </table:table-cell>
          <table:table-cell/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0_1.csv</text:p>
          </table:table-cell>
          <table:table-cell office:value-type="float" office:value="289" calcext:value-type="float">
            <text:p>289</text:p>
          </table:table-cell>
          <table:table-cell office:value-type="float" office:value="1224" calcext:value-type="float">
            <text:p>1224</text:p>
          </table:table-cell>
          <table:table-cell office:value-type="float" office:value="52641" calcext:value-type="float">
            <text:p>5264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526" calcext:value-type="float">
            <text:p>30526</text:p>
          </table:table-cell>
          <table:table-cell/>
          <table:table-cell table:style-name="Default"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1_4.csv</text:p>
          </table:table-cell>
          <table:table-cell office:value-type="float" office:value="1183" calcext:value-type="float">
            <text:p>1183</text:p>
          </table:table-cell>
          <table:table-cell office:value-type="float" office:value="4464" calcext:value-type="float">
            <text:p>4464</text:p>
          </table:table-cell>
          <table:table-cell office:value-type="float" office:value="1134751" calcext:value-type="float">
            <text:p>11347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704" calcext:value-type="float">
            <text:p>29704</text:p>
          </table:table-cell>
          <table:table-cell/>
          <table:table-cell table:style-name="Default"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5_9.csv</text:p>
          </table:table-cell>
          <table:table-cell office:value-type="float" office:value="5486" calcext:value-type="float">
            <text:p>5486</text:p>
          </table:table-cell>
          <table:table-cell office:value-type="float" office:value="9676" calcext:value-type="float">
            <text:p>9676</text:p>
          </table:table-cell>
          <table:table-cell office:value-type="float" office:value="1513719" calcext:value-type="float">
            <text:p>1513719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2619" calcext:value-type="float">
            <text:p>32619</text:p>
          </table:table-cell>
          <table:table-cell/>
          <table:table-cell table:style-name="Default" office:value-type="float" office:value="11242" calcext:value-type="float">
            <text:p>11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i_1_2.csv</text:p>
          </table:table-cell>
          <table:table-cell office:value-type="float" office:value="1952" calcext:value-type="float">
            <text:p>1952</text:p>
          </table:table-cell>
          <table:table-cell office:value-type="float" office:value="2387" calcext:value-type="float">
            <text:p>2387</text:p>
          </table:table-cell>
          <table:table-cell office:value-type="float" office:value="5149867" calcext:value-type="float">
            <text:p>5149867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882" calcext:value-type="float">
            <text:p>882</text:p>
          </table:table-cell>
          <table:table-cell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48260" calcext:value-type="float">
            <text:p>48260</text:p>
          </table:table-cell>
          <table:table-cell/>
          <table:table-cell table:style-name="Default" office:value-type="float" office:value="17272" calcext:value-type="float">
            <text:p>17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i_3_14.csv</text:p>
          </table:table-cell>
          <table:table-cell office:value-type="float" office:value="3996" calcext:value-type="float">
            <text:p>3996</text:p>
          </table:table-cell>
          <table:table-cell office:value-type="float" office:value="14552" calcext:value-type="float">
            <text:p>14552</text:p>
          </table:table-cell>
          <table:table-cell office:value-type="float" office:value="70505131" calcext:value-type="float">
            <text:p>70505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6794" calcext:value-type="float">
            <text:p>206794</text:p>
          </table:table-cell>
          <table:table-cell/>
          <table:table-cell table:style-name="Default" office:value-type="float" office:value="20279" calcext:value-type="float">
            <text:p>20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8_24.csv</text:p>
          </table:table-cell>
          <table:table-cell office:value-type="float" office:value="8879" calcext:value-type="float">
            <text:p>8879</text:p>
          </table:table-cell>
          <table:table-cell office:value-type="float" office:value="24411" calcext:value-type="float">
            <text:p>24411</text:p>
          </table:table-cell>
          <table:table-cell office:value-type="float" office:value="5722147" calcext:value-type="float">
            <text:p>5722147</text:p>
          </table:table-cell>
          <table:table-cell office:value-type="float" office:value="169" calcext:value-type="float">
            <text:p>169</text:p>
          </table:table-cell>
          <table:table-cell office:value-type="float" office:value="596" calcext:value-type="float">
            <text:p>596</text:p>
          </table:table-cell>
          <table:table-cell office:value-type="float" office:value="1585" calcext:value-type="float">
            <text:p>1585</text:p>
          </table:table-cell>
          <table:table-cell office:value-type="float" office:value="3155" calcext:value-type="float">
            <text:p>3155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43980" calcext:value-type="float">
            <text:p>43980</text:p>
          </table:table-cell>
          <table:table-cell/>
          <table:table-cell table:style-name="Default" office:value-type="float" office:value="13847" calcext:value-type="float">
            <text:p>13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8_38.csv</text:p>
          </table:table-cell>
          <table:table-cell office:value-type="float" office:value="8921" calcext:value-type="float">
            <text:p>8921</text:p>
          </table:table-cell>
          <table:table-cell office:value-type="float" office:value="38424" calcext:value-type="float">
            <text:p>38424</text:p>
          </table:table-cell>
          <table:table-cell office:value-type="float" office:value="62988985" calcext:value-type="float">
            <text:p>62988985</text:p>
          </table:table-cell>
          <table:table-cell office:value-type="float" office:value="193" calcext:value-type="float">
            <text:p>193</text:p>
          </table:table-cell>
          <table:table-cell office:value-type="float" office:value="792" calcext:value-type="float">
            <text:p>792</text:p>
          </table:table-cell>
          <table:table-cell office:value-type="float" office:value="1178" calcext:value-type="float">
            <text:p>117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38726" calcext:value-type="float">
            <text:p>138726</text:p>
          </table:table-cell>
          <table:table-cell/>
          <table:table-cell table:style-name="Default" office:value-type="float" office:value="11720" calcext:value-type="float">
            <text:p>11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10_56.csv</text:p>
          </table:table-cell>
          <table:table-cell office:value-type="float" office:value="10849" calcext:value-type="float">
            <text:p>10849</text:p>
          </table:table-cell>
          <table:table-cell office:value-type="float" office:value="56156" calcext:value-type="float">
            <text:p>56156</text:p>
          </table:table-cell>
          <table:table-cell office:value-type="float" office:value="1074276" calcext:value-type="float">
            <text:p>1074276</text:p>
          </table:table-cell>
          <table:table-cell office:value-type="float" office:value="2112" calcext:value-type="float">
            <text:p>2112</text:p>
          </table:table-cell>
          <table:table-cell office:value-type="float" office:value="11372" calcext:value-type="float">
            <text:p>11372</text:p>
          </table:table-cell>
          <table:table-cell office:value-type="float" office:value="32452" calcext:value-type="float">
            <text:p>32452</text:p>
          </table:table-cell>
          <table:table-cell office:value-type="float" office:value="74269" calcext:value-type="float">
            <text:p>74269</text:p>
          </table:table-cell>
          <table:table-cell office:value-type="float" office:value="2112" calcext:value-type="float">
            <text:p>2112</text:p>
          </table:table-cell>
          <table:table-cell office:value-type="float" office:value="3932" calcext:value-type="float">
            <text:p>3932</text:p>
          </table:table-cell>
          <table:table-cell office:value-type="float" office:value="101502" calcext:value-type="float">
            <text:p>101502</text:p>
          </table:table-cell>
          <table:table-cell/>
          <table:table-cell table:style-name="Default" office:value-type="float" office:value="31518" calcext:value-type="float">
            <text:p>31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y_25_25.csv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6" calcext:value-type="float">
            <text:p>25216</text:p>
          </table:table-cell>
          <table:table-cell office:value-type="float" office:value="50433" calcext:value-type="float">
            <text:p>50433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6" calcext:value-type="float">
            <text:p>25216</text:p>
          </table:table-cell>
          <table:table-cell office:value-type="float" office:value="75650" calcext:value-type="float">
            <text:p>75650</text:p>
          </table:table-cell>
          <table:table-cell office:value-type="float" office:value="126083" calcext:value-type="float">
            <text:p>126083</text:p>
          </table:table-cell>
          <table:table-cell table:number-columns-repeated="2" office:value-type="float" office:value="25217" calcext:value-type="float">
            <text:p>25217</text:p>
          </table:table-cell>
          <table:table-cell office:value-type="float" office:value="1090074" calcext:value-type="float">
            <text:p>1090074</text:p>
          </table:table-cell>
          <table:table-cell/>
          <table:table-cell table:style-name="Default" office:value-type="float" office:value="260336" calcext:value-type="float">
            <text:p>260336</text:p>
          </table:table-cell>
          <table:table-cell table:number-columns-repeated="4"/>
        </table:table-row>
      </table:table>
      <table:table table:name="wb_none" table:style-name="ta1">
        <table:table-column table:style-name="co22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weak trans</text:p>
          </table:table-cell>
          <table:table-cell table:style-name="ce2" office:value-type="string" calcext:value-type="string">
            <text:p>minstates</text:p>
          </table:table-cell>
          <table:table-cell table:style-name="ce2" office:value-type="string" calcext:value-type="string">
            <text:p>mintrans</text:p>
          </table:table-cell>
          <table:table-cell table:style-name="ce2" office:value-type="string" calcext:value-type="string">
            <text:p>gamenodes</text:p>
          </table:table-cell>
          <table:table-cell table:style-name="ce2" office:value-type="string" calcext:value-type="string">
            <text:p>gamemove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rtrel</text:p>
          </table:table-cell>
          <table:table-cell table:style-name="ce2" office:value-type="string" calcext:value-type="string">
            <text:p>(time)</text:p>
          </table:table-cell>
          <table:table-cell/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lphabet.csv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50" calcext:value-type="float">
            <text:p>1850</text:p>
          </table:table-cell>
          <table:table-cell office:value-type="float" office:value="3051" calcext:value-type="float">
            <text:p>305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8316" calcext:value-type="float">
            <text:p>38316</text:p>
          </table:table-cell>
          <table:table-cell/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string" calcext:value-type="string">
            <text:p>bug1.cs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254" calcext:value-type="float">
            <text:p>18254</text:p>
          </table:table-cell>
          <table:table-cell/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bug2.csv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contra-sim-1.csv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02" calcext:value-type="float">
            <text:p>18102</text:p>
          </table:table-cell>
          <table:table-cell/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coupled-sim-1b.c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coupled-sim-2.csv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98" calcext:value-type="float">
            <text:p>18098</text:p>
          </table:table-cell>
          <table:table-cell/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coupled-sim-phil.cs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890" calcext:value-type="float">
            <text:p>16890</text:p>
          </table:table-cell>
          <table:table-cell/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string" calcext:value-type="string">
            <text:p>diamond.csv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759" calcext:value-type="float">
            <text:p>16759</text:p>
          </table:table-cell>
          <table:table-cell/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ltbts.csv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920" calcext:value-type="float">
            <text:p>192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00" calcext:value-type="float">
            <text:p>4400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9986" calcext:value-type="float">
            <text:p>19986</text:p>
          </table:table-cell>
          <table:table-cell/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string" calcext:value-type="string">
            <text:p>sim-1.cs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029" calcext:value-type="float">
            <text:p>17029</text:p>
          </table:table-cell>
          <table:table-cell/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weak-bisim-1.csv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71" calcext:value-type="float">
            <text:p>18271</text:p>
          </table:table-cell>
          <table:table-cell/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weak-bisim-2.csv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71" calcext:value-type="float">
            <text:p>18271</text:p>
          </table:table-cell>
          <table:table-cell/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weak-bisim-2b.csv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26" calcext:value-type="float">
            <text:p>17626</text:p>
          </table:table-cell>
          <table:table-cell/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vasy_0_1.csv</text:p>
          </table:table-cell>
          <table:table-cell office:value-type="float" office:value="289" calcext:value-type="float">
            <text:p>289</text:p>
          </table:table-cell>
          <table:table-cell office:value-type="float" office:value="1224" calcext:value-type="float">
            <text:p>1224</text:p>
          </table:table-cell>
          <table:table-cell office:value-type="float" office:value="52641" calcext:value-type="float">
            <text:p>5264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545" calcext:value-type="float">
            <text:p>19545</text:p>
          </table:table-cell>
          <table:table-cell/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string" calcext:value-type="string">
            <text:p>vasy_1_4.csv</text:p>
          </table:table-cell>
          <table:table-cell office:value-type="float" office:value="1183" calcext:value-type="float">
            <text:p>1183</text:p>
          </table:table-cell>
          <table:table-cell office:value-type="float" office:value="4464" calcext:value-type="float">
            <text:p>4464</text:p>
          </table:table-cell>
          <table:table-cell office:value-type="float" office:value="1134751" calcext:value-type="float">
            <text:p>11347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835" calcext:value-type="float">
            <text:p>21835</text:p>
          </table:table-cell>
          <table:table-cell/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vasy_5_9.csv</text:p>
          </table:table-cell>
          <table:table-cell office:value-type="float" office:value="5486" calcext:value-type="float">
            <text:p>5486</text:p>
          </table:table-cell>
          <table:table-cell office:value-type="float" office:value="9676" calcext:value-type="float">
            <text:p>9676</text:p>
          </table:table-cell>
          <table:table-cell office:value-type="float" office:value="1513719" calcext:value-type="float">
            <text:p>1513719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50288" calcext:value-type="float">
            <text:p>50288</text:p>
          </table:table-cell>
          <table:table-cell office:value-type="float" office:value="68686" calcext:value-type="float">
            <text:p>6868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5735" calcext:value-type="float">
            <text:p>25735</text:p>
          </table:table-cell>
          <table:table-cell/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string" calcext:value-type="string">
            <text:p>cwi_1_2.csv</text:p>
          </table:table-cell>
          <table:table-cell office:value-type="float" office:value="1952" calcext:value-type="float">
            <text:p>1952</text:p>
          </table:table-cell>
          <table:table-cell office:value-type="float" office:value="2387" calcext:value-type="float">
            <text:p>2387</text:p>
          </table:table-cell>
          <table:table-cell office:value-type="float" office:value="5149867" calcext:value-type="float">
            <text:p>5149867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16750" calcext:value-type="float">
            <text:p>16750</text:p>
          </table:table-cell>
          <table:table-cell office:value-type="float" office:value="46871" calcext:value-type="float">
            <text:p>46871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34630" calcext:value-type="float">
            <text:p>34630</text:p>
          </table:table-cell>
          <table:table-cell/>
          <table:table-cell office:value-type="float" office:value="13664" calcext:value-type="float">
            <text:p>13664</text:p>
          </table:table-cell>
        </table:table-row>
        <table:table-row table:style-name="ro1">
          <table:table-cell office:value-type="string" calcext:value-type="string">
            <text:p>cwi_3_14.csv</text:p>
          </table:table-cell>
          <table:table-cell office:value-type="float" office:value="3996" calcext:value-type="float">
            <text:p>3996</text:p>
          </table:table-cell>
          <table:table-cell office:value-type="float" office:value="14552" calcext:value-type="float">
            <text:p>14552</text:p>
          </table:table-cell>
          <table:table-cell office:value-type="float" office:value="70505131" calcext:value-type="float">
            <text:p>70505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2318" calcext:value-type="float">
            <text:p>182318</text:p>
          </table:table-cell>
          <table:table-cell/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vasy_8_24.csv</text:p>
          </table:table-cell>
          <table:table-cell office:value-type="float" office:value="8879" calcext:value-type="float">
            <text:p>8879</text:p>
          </table:table-cell>
          <table:table-cell office:value-type="float" office:value="24411" calcext:value-type="float">
            <text:p>24411</text:p>
          </table:table-cell>
          <table:table-cell office:value-type="float" office:value="5722147" calcext:value-type="float">
            <text:p>5722147</text:p>
          </table:table-cell>
          <table:table-cell office:value-type="float" office:value="169" calcext:value-type="float">
            <text:p>169</text:p>
          </table:table-cell>
          <table:table-cell office:value-type="float" office:value="596" calcext:value-type="float">
            <text:p>596</text:p>
          </table:table-cell>
          <table:table-cell office:value-type="float" office:value="146016" calcext:value-type="float">
            <text:p>146016</text:p>
          </table:table-cell>
          <table:table-cell office:value-type="float" office:value="272423" calcext:value-type="float">
            <text:p>272423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45983" calcext:value-type="float">
            <text:p>45983</text:p>
          </table:table-cell>
          <table:table-cell/>
          <table:table-cell office:value-type="float" office:value="14459" calcext:value-type="float">
            <text:p>14459</text:p>
          </table:table-cell>
        </table:table-row>
        <table:table-row table:style-name="ro1">
          <table:table-cell office:value-type="string" calcext:value-type="string">
            <text:p>vasy_8_38.csv</text:p>
          </table:table-cell>
          <table:table-cell office:value-type="float" office:value="8921" calcext:value-type="float">
            <text:p>8921</text:p>
          </table:table-cell>
          <table:table-cell office:value-type="float" office:value="38424" calcext:value-type="float">
            <text:p>38424</text:p>
          </table:table-cell>
          <table:table-cell office:value-type="float" office:value="62988985" calcext:value-type="float">
            <text:p>62988985</text:p>
          </table:table-cell>
          <table:table-cell office:value-type="float" office:value="193" calcext:value-type="float">
            <text:p>193</text:p>
          </table:table-cell>
          <table:table-cell office:value-type="float" office:value="792" calcext:value-type="float">
            <text:p>792</text:p>
          </table:table-cell>
          <table:table-cell office:value-type="float" office:value="208826" calcext:value-type="float">
            <text:p>208826</text:p>
          </table:table-cell>
          <table:table-cell office:value-type="float" office:value="303819" calcext:value-type="float">
            <text:p>3038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28410" calcext:value-type="float">
            <text:p>128410</text:p>
          </table:table-cell>
          <table:table-cell/>
          <table:table-cell office:value-type="float" office:value="11397" calcext:value-type="float">
            <text:p>11397</text:p>
          </table:table-cell>
        </table:table-row>
        <table:table-row table:style-name="ro1">
          <table:table-cell office:value-type="string" calcext:value-type="string">
            <text:p>vasy_10_56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sy_25_25.csv</text:p>
          </table:table-cell>
          <table:table-cell table:number-columns-repeated="12"/>
        </table:table-row>
      </table:table>
      <table:table table:name="none_bst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ared/src/test/assets/csv/alphabet.csv</text:p>
          </table:table-cell>
          <table:table-cell office:value-type="float" office:value="19869" calcext:value-type="float">
            <text:p>19869</text:p>
          </table:table-cell>
        </table:table-row>
        <table:table-row table:style-name="ro1">
          <table:table-cell office:value-type="string" calcext:value-type="string">
            <text:p>shared/src/test/assets/csv/bug1.csv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string" calcext:value-type="string">
            <text:p>shared/src/test/assets/csv/bug2.csv</text:p>
          </table:table-cell>
          <table:table-cell office:value-type="float" office:value="11443" calcext:value-type="float">
            <text:p>11443</text:p>
          </table:table-cell>
        </table:table-row>
        <table:table-row table:style-name="ro1">
          <table:table-cell office:value-type="string" calcext:value-type="string">
            <text:p>shared/src/test/assets/csv/contra-sim-1.csv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1">
          <table:table-cell office:value-type="string" calcext:value-type="string">
            <text:p>shared/src/test/assets/csv/coupled-sim-1b.csv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shared/src/test/assets/csv/coupled-sim-2.csv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string" calcext:value-type="string">
            <text:p>shared/src/test/assets/csv/coupled-sim-phil.csv</text:p>
          </table:table-cell>
          <table:table-cell office:value-type="float" office:value="10722" calcext:value-type="float">
            <text:p>10722</text:p>
          </table:table-cell>
        </table:table-row>
        <table:table-row table:style-name="ro1">
          <table:table-cell office:value-type="string" calcext:value-type="string">
            <text:p>shared/src/test/assets/csv/diamond.csv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string" calcext:value-type="string">
            <text:p>shared/src/test/assets/csv/ltbts.csv</text:p>
          </table:table-cell>
          <table:table-cell office:value-type="float" office:value="10971" calcext:value-type="float">
            <text:p>10971</text:p>
          </table:table-cell>
        </table:table-row>
        <table:table-row table:style-name="ro1">
          <table:table-cell office:value-type="string" calcext:value-type="string">
            <text:p>shared/src/test/assets/csv/sim-1.csv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string" calcext:value-type="string">
            <text:p>shared/src/test/assets/csv/weak-bisim-1.csv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string" calcext:value-type="string">
            <text:p>shared/src/test/assets/csv/weak-bisim-2.csv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office:value-type="string" calcext:value-type="string">
            <text:p>shared/src/test/assets/csv/weak-bisim-2b.csv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office:value-type="string" calcext:value-type="string">
            <text:p>shared/src/test/assets/vlts/vasy_0_1.csv</text:p>
          </table:table-cell>
          <table:table-cell office:value-type="float" office:value="11413" calcext:value-type="float">
            <text:p>11413</text:p>
          </table:table-cell>
        </table:table-row>
        <table:table-row table:style-name="ro1">
          <table:table-cell office:value-type="string" calcext:value-type="string">
            <text:p>shared/src/test/assets/vlts/vasy_1_4.csv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string" calcext:value-type="string">
            <text:p>shared/src/test/assets/vlts/vasy_5_9.csv</text:p>
          </table:table-cell>
          <table:table-cell office:value-type="float" office:value="14067" calcext:value-type="float">
            <text:p>14067</text:p>
          </table:table-cell>
        </table:table-row>
        <table:table-row table:style-name="ro1">
          <table:table-cell office:value-type="string" calcext:value-type="string">
            <text:p>#deactivated cwi_1_2.csv</text:p>
          </table:table-cell>
          <table:table-cell/>
        </table:table-row>
        <table:table-row table:style-name="ro1">
          <table:table-cell office:value-type="string" calcext:value-type="string">
            <text:p>shared/src/test/assets/vlts/cwi_3_14.csv</text:p>
          </table:table-cell>
          <table:table-cell office:value-type="float" office:value="142523" calcext:value-type="float">
            <text:p>142523</text:p>
          </table:table-cell>
        </table:table-row>
        <table:table-row table:style-name="ro1">
          <table:table-cell office:value-type="string" calcext:value-type="string">
            <text:p>shared/src/test/assets/vlts/vasy_8_24.csv</text:p>
          </table:table-cell>
          <table:table-cell office:value-type="float" office:value="25548" calcext:value-type="float">
            <text:p>25548</text:p>
          </table:table-cell>
        </table:table-row>
        <table:table-row table:style-name="ro1">
          <table:table-cell office:value-type="string" calcext:value-type="string">
            <text:p>shared/src/test/assets/vlts/vasy_8_38.csv</text:p>
          </table:table-cell>
          <table:table-cell office:value-type="float" office:value="86241" calcext:value-type="float">
            <text:p>86241</text:p>
          </table:table-cell>
        </table:table-row>
        <table:table-row table:style-name="ro1">
          <table:table-cell office:value-type="string" calcext:value-type="string">
            <text:p>shared/src/test/assets/vlts/vasy_10_56.csv</text:p>
          </table:table-cell>
          <table:table-cell office:value-type="float" office:value="44927" calcext:value-type="float">
            <text:p>44927</text:p>
          </table:table-cell>
        </table:table-row>
        <table:table-row table:style-name="ro1">
          <table:table-cell office:value-type="string" calcext:value-type="string">
            <text:p>shared/src/test/assets/vlts/vasy_25_25.csv</text:p>
          </table:table-cell>
          <table:table-cell office:value-type="float" office:value="489772" calcext:value-type="float">
            <text:p>489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.00.0000</text:date>, <text:time style:data-style-name="N2" text:time-value="23:30:43.945286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8-04-12T17:01:10.276688875</meta:creation-date>
    <dc:date>2018-04-14T21:57:34.839398060</dc:date>
    <dc:creator>ben </dc:creator>
    <meta:editing-duration>P1DT19M4S</meta:editing-duration>
    <meta:editing-cycles>30</meta:editing-cycles>
    <meta:generator>LibreOffice/5.2.7.2$Linux_X86_64 LibreOffice_project/20m0$Build-2</meta:generator>
    <dc:title>LyX Document</dc:title>
    <meta:document-statistic meta:table-count="8" meta:cell-count="18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0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5cm" svg:y="3.424cm" style:legend-expansion="high" chart:style-name="ch2"/>
        <chart:plot-area chart:style-name="ch3" table:cell-range-address="summary_times.B2:summary_times.B22 summary_times.A1:summary_times.A1 summary_times.D2:summary_times.G22" chart:data-source-has-labels="row" svg:x="0.32cm" svg:y="0.18cm" svg:width="12.855cm" svg:height="8.64cm">
          <chartooo:coordinate-region svg:x="1.635cm" svg:y="0.387cm" svg:width="11.006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mmary_times.D2:summary_times.D22" chart:label-cell-address="summary_times.A1:summary_times.A1" chart:class="chart:scatter">
            <chart:domain table:cell-range-address="summary_times.B2:summary_times.B22"/>
            <chart:data-point chart:repeated="21"/>
          </chart:series>
          <chart:series chart:style-name="ch7" chart:values-cell-range-address="summary_times.E2:summary_times.E22" chart:label-cell-address="summary_times.A1:summary_times.A1" chart:class="chart:scatter">
            <chart:data-point chart:repeated="21"/>
          </chart:series>
          <chart:series chart:style-name="ch8" chart:values-cell-range-address="summary_times.F2:summary_times.F22" chart:label-cell-address="summary_times.A1:summary_times.A1" chart:class="chart:scatter">
            <chart:data-point chart:repeated="21"/>
          </chart:series>
          <chart:series chart:style-name="ch9" chart:values-cell-range-address="summary_times.G2:summary_times.G22" chart:label-cell-address="summary_times.A1:summary_times.A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ample</text:p>
                <draw:g>
                  <svg:desc>summary_times.A1:summary_times.A1</svg:desc>
                </draw:g>
              </table:table-cell>
              <table:table-cell office:value-type="string">
                <text:p>sample</text:p>
                <draw:g>
                  <svg:desc>summary_times.A1:summary_times.A1</svg:desc>
                </draw:g>
              </table:table-cell>
              <table:table-cell office:value-type="string">
                <text:p>sample</text:p>
                <draw:g>
                  <svg:desc>summary_times.A1:summary_times.A1</svg:desc>
                </draw:g>
              </table:table-cell>
              <table:table-cell office:value-type="string">
                <text:p>sample</text:p>
                <draw:g>
                  <svg:desc>summary_times.A1:summary_time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ummary_times.B2:summary_times.B22</svg:desc>
                </draw:g>
              </table:table-cell>
              <table:table-cell office:value-type="float" office:value="10537">
                <text:p>10537</text:p>
                <draw:g>
                  <svg:desc>summary_times.D2:summary_times.D22</svg:desc>
                </draw:g>
              </table:table-cell>
              <table:table-cell office:value-type="float" office:value="11424">
                <text:p>11424</text:p>
                <draw:g>
                  <svg:desc>summary_times.E2:summary_times.E22</svg:desc>
                </draw:g>
              </table:table-cell>
              <table:table-cell office:value-type="float" office:value="9388">
                <text:p>9388</text:p>
                <draw:g>
                  <svg:desc>summary_times.F2:summary_times.F22</svg:desc>
                </draw:g>
              </table:table-cell>
              <table:table-cell office:value-type="float" office:value="11269">
                <text:p>11269</text:p>
                <draw:g>
                  <svg:desc>summary_times.G2:summary_times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603">
                <text:p>7603</text:p>
              </table:table-cell>
              <table:table-cell office:value-type="float" office:value="4907">
                <text:p>4907</text:p>
              </table:table-cell>
              <table:table-cell office:value-type="float" office:value="6907">
                <text:p>6907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767">
                <text:p>7767</text:p>
              </table:table-cell>
              <table:table-cell office:value-type="float" office:value="4409">
                <text:p>4409</text:p>
              </table:table-cell>
              <table:table-cell office:value-type="float" office:value="6714">
                <text:p>6714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061">
                <text:p>8061</text:p>
              </table:table-cell>
              <table:table-cell office:value-type="float" office:value="4341">
                <text:p>4341</text:p>
              </table:table-cell>
              <table:table-cell office:value-type="float" office:value="7260">
                <text:p>7260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958">
                <text:p>7958</text:p>
              </table:table-cell>
              <table:table-cell office:value-type="float" office:value="5193">
                <text:p>5193</text:p>
              </table:table-cell>
              <table:table-cell office:value-type="float" office:value="7384">
                <text:p>7384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825">
                <text:p>7825</text:p>
              </table:table-cell>
              <table:table-cell office:value-type="float" office:value="4567">
                <text:p>4567</text:p>
              </table:table-cell>
              <table:table-cell office:value-type="float" office:value="7370">
                <text:p>737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886">
                <text:p>7886</text:p>
              </table:table-cell>
              <table:table-cell office:value-type="float" office:value="4175">
                <text:p>4175</text:p>
              </table:table-cell>
              <table:table-cell office:value-type="float" office:value="7390">
                <text:p>739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507">
                <text:p>7507</text:p>
              </table:table-cell>
              <table:table-cell office:value-type="float" office:value="4001">
                <text:p>4001</text:p>
              </table:table-cell>
              <table:table-cell office:value-type="float" office:value="7032">
                <text:p>7032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237">
                <text:p>8237</text:p>
              </table:table-cell>
              <table:table-cell office:value-type="float" office:value="5681">
                <text:p>5681</text:p>
              </table:table-cell>
              <table:table-cell office:value-type="float" office:value="7472">
                <text:p>747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954">
                <text:p>7954</text:p>
              </table:table-cell>
              <table:table-cell office:value-type="float" office:value="4702">
                <text:p>4702</text:p>
              </table:table-cell>
              <table:table-cell office:value-type="float" office:value="6891">
                <text:p>6891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600">
                <text:p>7600</text:p>
              </table:table-cell>
              <table:table-cell office:value-type="float" office:value="4596">
                <text:p>4596</text:p>
              </table:table-cell>
              <table:table-cell office:value-type="float" office:value="7371">
                <text:p>7371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689">
                <text:p>7689</text:p>
              </table:table-cell>
              <table:table-cell office:value-type="float" office:value="4283">
                <text:p>4283</text:p>
              </table:table-cell>
              <table:table-cell office:value-type="float" office:value="6902">
                <text:p>6902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721">
                <text:p>7721</text:p>
              </table:table-cell>
              <table:table-cell office:value-type="float" office:value="4003">
                <text:p>4003</text:p>
              </table:table-cell>
              <table:table-cell office:value-type="float" office:value="7165">
                <text:p>7165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">
                <text:p>289</text:p>
              </table:table-cell>
              <table:table-cell office:value-type="float" office:value="9975">
                <text:p>9975</text:p>
              </table:table-cell>
              <table:table-cell office:value-type="float" office:value="5153">
                <text:p>5153</text:p>
              </table:table-cell>
              <table:table-cell office:value-type="float" office:value="10608">
                <text:p>10608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3">
                <text:p>1183</text:p>
              </table:table-cell>
              <table:table-cell office:value-type="float" office:value="9555">
                <text:p>9555</text:p>
              </table:table-cell>
              <table:table-cell office:value-type="float" office:value="4706">
                <text:p>4706</text:p>
              </table:table-cell>
              <table:table-cell office:value-type="float" office:value="10419">
                <text:p>10419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86">
                <text:p>5486</text:p>
              </table:table-cell>
              <table:table-cell office:value-type="float" office:value="10599">
                <text:p>10599</text:p>
              </table:table-cell>
              <table:table-cell office:value-type="float" office:value="6696">
                <text:p>6696</text:p>
              </table:table-cell>
              <table:table-cell office:value-type="float" office:value="11242">
                <text:p>11242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2">
                <text:p>1952</text:p>
              </table:table-cell>
              <table:table-cell office:value-type="float" office:value="12864">
                <text:p>12864</text:p>
              </table:table-cell>
              <table:table-cell office:value-type="float" office:value="11058">
                <text:p>11058</text:p>
              </table:table-cell>
              <table:table-cell office:value-type="float" office:value="17272">
                <text:p>17272</text:p>
              </table:table-cell>
              <table:table-cell office:value-type="float" office:value="13664">
                <text:p>13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6">
                <text:p>3996</text:p>
              </table:table-cell>
              <table:table-cell office:value-type="float" office:value="18798">
                <text:p>18798</text:p>
              </table:table-cell>
              <table:table-cell office:value-type="float" office:value="13791">
                <text:p>13791</text:p>
              </table:table-cell>
              <table:table-cell office:value-type="float" office:value="20279">
                <text:p>20279</text:p>
              </table:table-cell>
              <table:table-cell office:value-type="float" office:value="14131">
                <text:p>14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79">
                <text:p>8879</text:p>
              </table:table-cell>
              <table:table-cell office:value-type="float" office:value="13058">
                <text:p>13058</text:p>
              </table:table-cell>
              <table:table-cell office:value-type="float" office:value="13437">
                <text:p>13437</text:p>
              </table:table-cell>
              <table:table-cell office:value-type="float" office:value="13847">
                <text:p>13847</text:p>
              </table:table-cell>
              <table:table-cell office:value-type="float" office:value="14459">
                <text:p>14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21">
                <text:p>8921</text:p>
              </table:table-cell>
              <table:table-cell office:value-type="float" office:value="9442">
                <text:p>9442</text:p>
              </table:table-cell>
              <table:table-cell office:value-type="float" office:value="11205">
                <text:p>11205</text:p>
              </table:table-cell>
              <table:table-cell office:value-type="float" office:value="11720">
                <text:p>11720</text:p>
              </table:table-cell>
              <table:table-cell office:value-type="float" office:value="11397">
                <text:p>11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49">
                <text:p>10849</text:p>
              </table:table-cell>
              <table:table-cell office:value-type="float" office:value="29837">
                <text:p>29837</text:p>
              </table:table-cell>
              <table:table-cell office:value-type="float" office:value="NaN">
                <text:p>NaN</text:p>
              </table:table-cell>
              <table:table-cell office:value-type="float" office:value="31518">
                <text:p>315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